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166.2pt"/>
    </style:style>
    <style:style style:name="co7" style:family="table-column">
      <style:table-column-properties fo:break-before="auto" style:column-width="363.06pt"/>
    </style:style>
    <style:style style:name="co8" style:family="table-column">
      <style:table-column-properties fo:break-before="auto" style:column-width="210.19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101.34pt"/>
    </style:style>
    <style:style style:name="co15" style:family="table-column">
      <style:table-column-properties fo:break-before="auto" style:column-width="333.69pt"/>
    </style:style>
    <style:style style:name="co16" style:family="table-column">
      <style:table-column-properties fo:break-before="auto" style:column-width="394.7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208.66pt"/>
    </style:style>
    <style:style style:name="co19" style:family="table-column">
      <style:table-column-properties fo:break-before="auto" style:column-width="139.21pt"/>
    </style:style>
    <style:style style:name="co20" style:family="table-column">
      <style:table-column-properties fo:break-before="auto" style:column-width="231.05pt"/>
    </style:style>
    <style:style style:name="co21" style:family="table-column">
      <style:table-column-properties fo:break-before="auto" style:column-width="107.55pt"/>
    </style:style>
    <style:style style:name="co22" style:family="table-column">
      <style:table-column-properties fo:break-before="auto" style:column-width="253.45pt"/>
    </style:style>
    <style:style style:name="co23" style:family="table-column">
      <style:table-column-properties fo:break-before="auto" style:column-width="133.74pt"/>
    </style:style>
    <style:style style:name="co24" style:family="table-column">
      <style:table-column-properties fo:break-before="auto" style:column-width="93.66pt"/>
    </style:style>
    <style:style style:name="co25" style:family="table-column">
      <style:table-column-properties fo:break-before="auto" style:column-width="238pt"/>
    </style:style>
    <style:style style:name="co26" style:family="table-column">
      <style:table-column-properties fo:break-before="auto" style:column-width="109.84pt"/>
    </style:style>
    <style:style style:name="co27" style:family="table-column">
      <style:table-column-properties fo:break-before="auto" style:column-width="54.26pt"/>
    </style:style>
    <style:style style:name="co28" style:family="table-column">
      <style:table-column-properties fo:break-before="auto" style:column-width="161.55pt"/>
    </style:style>
    <style:style style:name="co29" style:family="table-column">
      <style:table-column-properties fo:break-before="auto" style:column-width="172.35pt"/>
    </style:style>
    <style:style style:name="co30" style:family="table-column">
      <style:table-column-properties fo:break-before="auto" style:column-width="134.56pt"/>
    </style:style>
    <style:style style:name="co31" style:family="table-column">
      <style:table-column-properties fo:break-before="auto" style:column-width="165.4pt"/>
    </style:style>
    <style:style style:name="co32" style:family="table-column">
      <style:table-column-properties fo:break-before="auto" style:column-width="173.91pt"/>
    </style:style>
    <style:style style:name="co33" style:family="table-column">
      <style:table-column-properties fo:break-before="auto" style:column-width="170.84pt"/>
    </style:style>
    <style:style style:name="co34" style:family="table-column">
      <style:table-column-properties fo:break-before="auto" style:column-width="143.04pt"/>
    </style:style>
    <style:style style:name="co35" style:family="table-column">
      <style:table-column-properties fo:break-before="auto" style:column-width="110.61pt"/>
    </style:style>
    <style:style style:name="co36" style:family="table-column">
      <style:table-column-properties fo:break-before="auto" style:column-width="205.54pt"/>
    </style:style>
    <style:style style:name="co37" style:family="table-column">
      <style:table-column-properties fo:break-before="auto" style:column-width="99.04pt"/>
    </style:style>
    <style:style style:name="co38" style:family="table-column">
      <style:table-column-properties fo:break-before="auto" style:column-width="190.91pt"/>
    </style:style>
    <style:style style:name="co39" style:family="table-column">
      <style:table-column-properties fo:break-before="auto" style:column-width="109.05pt"/>
    </style:style>
    <style:style style:name="co40" style:family="table-column">
      <style:table-column-properties fo:break-before="auto" style:column-width="163.11pt"/>
    </style:style>
    <style:style style:name="co41" style:family="table-column">
      <style:table-column-properties fo:break-before="auto" style:column-width="115.99pt"/>
    </style:style>
    <style:style style:name="co42" style:family="table-column">
      <style:table-column-properties fo:break-before="auto" style:column-width="167.75pt"/>
    </style:style>
    <style:style style:name="co43" style:family="table-column">
      <style:table-column-properties fo:break-before="auto" style:column-width="94.39pt"/>
    </style:style>
    <style:style style:name="co44" style:family="table-column">
      <style:table-column-properties fo:break-before="auto" style:column-width="131.44pt"/>
    </style:style>
    <style:style style:name="co45" style:family="table-column">
      <style:table-column-properties fo:break-before="auto" style:column-width="154.6pt"/>
    </style:style>
    <style:style style:name="co46" style:family="table-column">
      <style:table-column-properties fo:break-before="auto" style:column-width="141.51pt"/>
    </style:style>
    <style:style style:name="co47" style:family="table-column">
      <style:table-column-properties fo:break-before="auto" style:column-width="169.31pt"/>
    </style:style>
    <style:style style:name="co48" style:family="table-column">
      <style:table-column-properties fo:break-before="auto" style:column-width="112.96pt"/>
    </style:style>
    <style:style style:name="co49" style:family="table-column">
      <style:table-column-properties fo:break-before="auto" style:column-width="200.95pt"/>
    </style:style>
    <style:style style:name="co50" style:family="table-column">
      <style:table-column-properties fo:break-before="auto" style:column-width="147.66pt"/>
    </style:style>
    <style:style style:name="co51" style:family="table-column">
      <style:table-column-properties fo:break-before="auto" style:column-width="199.39pt"/>
    </style:style>
    <style:style style:name="co52" style:family="table-column">
      <style:table-column-properties fo:break-before="auto" style:column-width="126.06pt"/>
    </style:style>
    <style:style style:name="co53" style:family="table-column">
      <style:table-column-properties fo:break-before="auto" style:column-width="203.24pt"/>
    </style:style>
    <style:style style:name="co54" style:family="table-column">
      <style:table-column-properties fo:break-before="auto" style:column-width="184.71pt"/>
    </style:style>
    <style:style style:name="co55" style:family="table-column">
      <style:table-column-properties fo:break-before="auto" style:column-width="236.44pt"/>
    </style:style>
    <style:style style:name="co56" style:family="table-column">
      <style:table-column-properties fo:break-before="auto" style:column-width="240.29pt"/>
    </style:style>
    <style:style style:name="co57" style:family="table-column">
      <style:table-column-properties fo:break-before="auto" style:column-width="200.15pt"/>
    </style:style>
    <style:style style:name="co58" style:family="table-column">
      <style:table-column-properties fo:break-before="auto" style:column-width="171.61pt"/>
    </style:style>
    <style:style style:name="co59" style:family="table-column">
      <style:table-column-properties fo:break-before="auto" style:column-width="108.31pt"/>
    </style:style>
    <style:style style:name="co60" style:family="table-column">
      <style:table-column-properties fo:break-before="auto" style:column-width="159.99pt"/>
    </style:style>
    <style:style style:name="co61" style:family="table-column">
      <style:table-column-properties fo:break-before="auto" style:column-width="86.71pt"/>
    </style:style>
    <style:style style:name="co62" style:family="table-column">
      <style:table-column-properties fo:break-before="auto" style:column-width="163.9pt"/>
    </style:style>
    <style:style style:name="co63" style:family="table-column">
      <style:table-column-properties fo:break-before="auto" style:column-width="123.76pt"/>
    </style:style>
    <style:style style:name="co64" style:family="table-column">
      <style:table-column-properties fo:break-before="auto" style:column-width="186.24pt"/>
    </style:style>
    <style:style style:name="co65" style:family="table-column">
      <style:table-column-properties fo:break-before="auto" style:column-width="182.41pt"/>
    </style:style>
    <style:style style:name="co66" style:family="table-column">
      <style:table-column-properties fo:break-before="auto" style:column-width="153.84pt"/>
    </style:style>
    <style:style style:name="co67" style:family="table-column">
      <style:table-column-properties fo:break-before="auto" style:column-width="96.69pt"/>
    </style:style>
    <style:style style:name="co68" style:family="table-column">
      <style:table-column-properties fo:break-before="auto" style:column-width="128.35pt"/>
    </style:style>
    <style:style style:name="co69" style:family="table-column">
      <style:table-column-properties fo:break-before="auto" style:column-width="202.51pt"/>
    </style:style>
    <style:style style:name="co70" style:family="table-column">
      <style:table-column-properties fo:break-before="auto" style:column-width="89.01pt"/>
    </style:style>
    <style:style style:name="co71" style:family="table-column">
      <style:table-column-properties fo:break-before="auto" style:column-width="91.3pt"/>
    </style:style>
    <style:style style:name="co72" style:family="table-column">
      <style:table-column-properties fo:break-before="auto" style:column-width="155.4pt"/>
    </style:style>
    <style:style style:name="co73" style:family="table-column">
      <style:table-column-properties fo:break-before="auto" style:column-width="198.6pt"/>
    </style:style>
    <style:style style:name="co74" style:family="table-column">
      <style:table-column-properties fo:break-before="auto" style:column-width="261.16pt"/>
    </style:style>
    <style:style style:name="co75" style:family="table-column">
      <style:table-column-properties fo:break-before="auto" style:column-width="246.5pt"/>
    </style:style>
    <style:style style:name="co76" style:family="table-column">
      <style:table-column-properties fo:break-before="auto" style:column-width="144.6pt"/>
    </style:style>
    <style:style style:name="co77" style:family="table-column">
      <style:table-column-properties fo:break-before="auto" style:column-width="122.94pt"/>
    </style:style>
    <style:style style:name="co78" style:family="table-column">
      <style:table-column-properties fo:break-before="auto" style:column-width="189.35pt"/>
    </style:style>
    <style:style style:name="co79" style:family="table-column">
      <style:table-column-properties fo:break-before="auto" style:column-width="244.94pt"/>
    </style:style>
    <style:style style:name="co8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REMF_2016-K59_201701_PROPER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3" table:default-cell-style-name="Default"/>
        <table:table-column table:style-name="co68" table:default-cell-style-name="Default"/>
        <table:table-column table:style-name="co31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59" table:default-cell-style-name="Default"/>
        <table:table-column table:style-name="co49" table:default-cell-style-name="Default"/>
        <table:table-column table:style-name="co67" table:default-cell-style-name="Default"/>
        <table:table-column table:style-name="co78" table:default-cell-style-name="Default"/>
        <table:table-column table:style-name="co22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Transaction ID</text:p>
          </table:table-cell>
          <table:table-cell office:value-type="string" calcext:value-type="string">
            <text:p>Loan ID</text:p>
          </table:table-cell>
          <table:table-cell office:value-type="string" calcext:value-type="string">
            <text:p>Prospectus Loan ID</text:p>
          </table:table-cell>
          <table:table-cell office:value-type="string" calcext:value-type="string">
            <text:p>Property ID</text:p>
          </table:table-cell>
          <table:table-cell office:value-type="string" calcext:value-type="string">
            <text:p>Distribution Date</text:p>
          </table:table-cell>
          <table:table-cell office:value-type="string" calcext:value-type="string">
            <text:p>Cross-Collateralized Loan Grouping</text:p>
          </table:table-cell>
          <table:table-cell office:value-type="string" calcext:value-type="string">
            <text:p>Property Name</text:p>
          </table:table-cell>
          <table:table-cell office:value-type="string" calcext:value-type="string">
            <text:p>Property Address</text:p>
          </table:table-cell>
          <table:table-cell office:value-type="string" calcext:value-type="string">
            <text:p>Property City</text:p>
          </table:table-cell>
          <table:table-cell office:value-type="string" calcext:value-type="string">
            <text:p>Property State</text:p>
          </table:table-cell>
          <table:table-cell office:value-type="string" calcext:value-type="string">
            <text:p>Property Zip Code</text:p>
          </table:table-cell>
          <table:table-cell office:value-type="string" calcext:value-type="string">
            <text:p>Property County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Year Built</text:p>
          </table:table-cell>
          <table:table-cell office:value-type="string" calcext:value-type="string">
            <text:p>Year Last Renovated</text:p>
          </table:table-cell>
          <table:table-cell office:value-type="string" calcext:value-type="string">
            <text:p>Current Net Rentable Square Feet <text:s text:c="2"/>(fka Net Square Feet at Contribution)</text:p>
          </table:table-cell>
          <table:table-cell office:value-type="string" calcext:value-type="string">
            <text:p>Current Number of Units/Beds/Rooms <text:s text:c="2"/>(Number of Units/Beds/Rooms at Contribution)</text:p>
          </table:table-cell>
          <table:table-cell office:value-type="string" calcext:value-type="string">
            <text:p>Property Status</text:p>
          </table:table-cell>
          <table:table-cell office:value-type="string" calcext:value-type="string">
            <text:p>Allocated Percentage of Loan at Contribution</text:p>
          </table:table-cell>
          <table:table-cell office:value-type="string" calcext:value-type="string">
            <text:p>Current Allocated Percentage</text:p>
          </table:table-cell>
          <table:table-cell office:value-type="string" calcext:value-type="string">
            <text:p>Current Allocated Ending Scheduled Loan Amount</text:p>
          </table:table-cell>
          <table:table-cell office:value-type="string" calcext:value-type="string">
            <text:p>Ground Lease (Y/N/S)</text:p>
          </table:table-cell>
          <table:table-cell office:value-type="string" calcext:value-type="string">
            <text:p>EMPTY FIELD <text:s text:c="2"/>(fka Other Escrow/Reserve Balances)</text:p>
          </table:table-cell>
          <table:table-cell office:value-type="string" calcext:value-type="string">
            <text:p>Most Recent Valuation Date</text:p>
          </table:table-cell>
          <table:table-cell office:value-type="string" calcext:value-type="string">
            <text:p>Most Recent Value</text:p>
          </table:table-cell>
          <table:table-cell office:value-type="string" calcext:value-type="string">
            <text:p>Date Asset Expected to be Resolved or Foreclosed</text:p>
          </table:table-cell>
          <table:table-cell office:value-type="string" calcext:value-type="string">
            <text:p>Foreclosure Start Date</text:p>
          </table:table-cell>
          <table:table-cell office:value-type="string" calcext:value-type="string">
            <text:p>REO Date</text:p>
          </table:table-cell>
          <table:table-cell office:value-type="string" calcext:value-type="string">
            <text:p>Most Recent Physical Occupancy</text:p>
          </table:table-cell>
          <table:table-cell office:value-type="string" calcext:value-type="string">
            <text:p>Most Recent Occupancy As Of Date</text:p>
          </table:table-cell>
          <table:table-cell office:value-type="string" calcext:value-type="string">
            <text:p>Date Lease Rollover Review</text:p>
          </table:table-cell>
          <table:table-cell office:value-type="string" calcext:value-type="string">
            <text:p>Pct. Sq. Feet expiring 1-12 months</text:p>
          </table:table-cell>
          <table:table-cell office:value-type="string" calcext:value-type="string">
            <text:p>Pct. Sq. Feet <text:s/>expiring 13-24 months</text:p>
          </table:table-cell>
          <table:table-cell office:value-type="string" calcext:value-type="string">
            <text:p>Pct. Sq. Feet expiring 25-36 months</text:p>
          </table:table-cell>
          <table:table-cell office:value-type="string" calcext:value-type="string">
            <text:p>Pct. Sq. Feet <text:s/>expiring 37-48 months</text:p>
          </table:table-cell>
          <table:table-cell office:value-type="string" calcext:value-type="string">
            <text:p>Pct. Sq. Feet <text:s/>expiring 49+ months</text:p>
          </table:table-cell>
          <table:table-cell office:value-type="string" calcext:value-type="string">
            <text:p>Largest Tenant</text:p>
          </table:table-cell>
          <table:table-cell office:value-type="string" calcext:value-type="string">
            <text:p>Square Feet of Largest Tenant</text:p>
          </table:table-cell>
          <table:table-cell office:value-type="string" calcext:value-type="string">
            <text:p>Second Largest Tenant</text:p>
          </table:table-cell>
          <table:table-cell office:value-type="string" calcext:value-type="string">
            <text:p>Square Feet of Second (2nd) Largest Tenant</text:p>
          </table:table-cell>
          <table:table-cell office:value-type="string" calcext:value-type="string">
            <text:p>Third Largest Tenant</text:p>
          </table:table-cell>
          <table:table-cell office:value-type="string" calcext:value-type="string">
            <text:p>Square Feet of Third (3rd) Largest Tenant</text:p>
          </table:table-cell>
          <table:table-cell office:value-type="string" calcext:value-type="string">
            <text:p>Fiscal Year End Month</text:p>
          </table:table-cell>
          <table:table-cell office:value-type="string" calcext:value-type="string">
            <text:p>Contribution Financials As Of Date</text:p>
          </table:table-cell>
          <table:table-cell office:value-type="string" calcext:value-type="string">
            <text:p>Revenue at Contribution</text:p>
          </table:table-cell>
          <table:table-cell office:value-type="string" calcext:value-type="string">
            <text:p>Operating Expenses at Contribution</text:p>
          </table:table-cell>
          <table:table-cell office:value-type="string" calcext:value-type="string">
            <text:p>NOI at Contribution</text:p>
          </table:table-cell>
          <table:table-cell office:value-type="string" calcext:value-type="string">
            <text:p>DSCR (NOI) at Contribution</text:p>
          </table:table-cell>
          <table:table-cell office:value-type="string" calcext:value-type="string">
            <text:p>Valuation Amount at Contribution</text:p>
          </table:table-cell>
          <table:table-cell office:value-type="string" calcext:value-type="string">
            <text:p>Valuation Date at Contribution</text:p>
          </table:table-cell>
          <table:table-cell office:value-type="string" calcext:value-type="string">
            <text:p>Physical Occupancy at Contribution</text:p>
          </table:table-cell>
          <table:table-cell office:value-type="string" calcext:value-type="string">
            <text:p>Date of Last Inspection</text:p>
          </table:table-cell>
          <table:table-cell office:value-type="string" calcext:value-type="string">
            <text:p>Preceding Fiscal Year Financial As Of Date</text:p>
          </table:table-cell>
          <table:table-cell office:value-type="string" calcext:value-type="string">
            <text:p>Preceding Fiscal Year Revenue</text:p>
          </table:table-cell>
          <table:table-cell office:value-type="string" calcext:value-type="string">
            <text:p>Preceding Fiscal Year Operating Expenses</text:p>
          </table:table-cell>
          <table:table-cell office:value-type="string" calcext:value-type="string">
            <text:p>Preceding Fiscal Year NOI</text:p>
          </table:table-cell>
          <table:table-cell office:value-type="string" calcext:value-type="string">
            <text:p>Preceding Fiscal Year Debt Service Amount</text:p>
          </table:table-cell>
          <table:table-cell office:value-type="string" calcext:value-type="string">
            <text:p>Preceding Fiscal Year DSCR (NOI)</text:p>
          </table:table-cell>
          <table:table-cell office:value-type="string" calcext:value-type="string">
            <text:p>Preceding Fiscal Year Physical Occupancy</text:p>
          </table:table-cell>
          <table:table-cell office:value-type="string" calcext:value-type="string">
            <text:p>Second Preceding Fiscal Year Financial As Of Date</text:p>
          </table:table-cell>
          <table:table-cell office:value-type="string" calcext:value-type="string">
            <text:p>Second Preceding Fiscal Year Revenue</text:p>
          </table:table-cell>
          <table:table-cell office:value-type="string" calcext:value-type="string">
            <text:p>Second Preceding Fiscal Year Operating Expenses</text:p>
          </table:table-cell>
          <table:table-cell office:value-type="string" calcext:value-type="string">
            <text:p>Second Preceding Fiscal Year NOI</text:p>
          </table:table-cell>
          <table:table-cell office:value-type="string" calcext:value-type="string">
            <text:p>Second Preceding Fiscal Year Debt Service Amount</text:p>
          </table:table-cell>
          <table:table-cell office:value-type="string" calcext:value-type="string">
            <text:p>Second Preceding Fiscal Year DSCR (NOI)</text:p>
          </table:table-cell>
          <table:table-cell office:value-type="string" calcext:value-type="string">
            <text:p>Second Preceding Fiscal Year Physical Occupancy</text:p>
          </table:table-cell>
          <table:table-cell office:value-type="string" calcext:value-type="string">
            <text:p>Property/Collateral Contribution Date</text:p>
          </table:table-cell>
          <table:table-cell office:value-type="string" calcext:value-type="string">
            <text:p>Most Recent Revenue</text:p>
          </table:table-cell>
          <table:table-cell office:value-type="string" calcext:value-type="string">
            <text:p>Most Recent Operating Expenses</text:p>
          </table:table-cell>
          <table:table-cell office:value-type="string" calcext:value-type="string">
            <text:p>Most Recent NOI</text:p>
          </table:table-cell>
          <table:table-cell office:value-type="string" calcext:value-type="string">
            <text:p>Most Recent Debt Service Amount</text:p>
          </table:table-cell>
          <table:table-cell office:value-type="string" calcext:value-type="string">
            <text:p>Most Recent DSCR (NOI)</text:p>
          </table:table-cell>
          <table:table-cell office:value-type="string" calcext:value-type="string">
            <text:p>Most Recent Financial As Of Start Date</text:p>
          </table:table-cell>
          <table:table-cell office:value-type="string" calcext:value-type="string">
            <text:p>Most Recent Financial As Of End Date</text:p>
          </table:table-cell>
          <table:table-cell office:value-type="string" calcext:value-type="string">
            <text:p>Most Recent Financial Indicator </text:p>
          </table:table-cell>
          <table:table-cell office:value-type="string" calcext:value-type="string">
            <text:p>NCF at Contribution</text:p>
          </table:table-cell>
          <table:table-cell office:value-type="string" calcext:value-type="string">
            <text:p>DSCR (NCF) at Contribution</text:p>
          </table:table-cell>
          <table:table-cell office:value-type="string" calcext:value-type="string">
            <text:p>Preceding Fiscal Year NCF</text:p>
          </table:table-cell>
          <table:table-cell office:value-type="string" calcext:value-type="string">
            <text:p>Preceding Fiscal Year DSCR (NCF)</text:p>
          </table:table-cell>
          <table:table-cell office:value-type="string" calcext:value-type="string">
            <text:p>Second Preceding Fiscal Year NCF</text:p>
          </table:table-cell>
          <table:table-cell office:value-type="string" calcext:value-type="string">
            <text:p>Second Preceding Fiscal Year DSCR (NCF)</text:p>
          </table:table-cell>
          <table:table-cell office:value-type="string" calcext:value-type="string">
            <text:p>Most Recent NCF</text:p>
          </table:table-cell>
          <table:table-cell office:value-type="string" calcext:value-type="string">
            <text:p>Most Recent DSCR (NCF)</text:p>
          </table:table-cell>
          <table:table-cell office:value-type="string" calcext:value-type="string">
            <text:p>NOI/NCF Indicator</text:p>
          </table:table-cell>
          <table:table-cell office:value-type="string" calcext:value-type="string">
            <text:p>Deferred Maintenance Flag (Y/N)</text:p>
          </table:table-cell>
          <table:table-cell office:value-type="string" calcext:value-type="string">
            <text:p>Date of Lease Expiration of Largest Tenant</text:p>
          </table:table-cell>
          <table:table-cell office:value-type="string" calcext:value-type="string">
            <text:p>Date of Lease Expiration of Second (2nd) Largest Tenant</text:p>
          </table:table-cell>
          <table:table-cell office:value-type="string" calcext:value-type="string">
            <text:p>Date of Lease Expiration of Third (3rd) Largest Tenant</text:p>
          </table:table-cell>
          <table:table-cell office:value-type="string" calcext:value-type="string">
            <text:p>Property Condition</text:p>
          </table:table-cell>
          <table:table-cell office:value-type="string" calcext:value-type="string">
            <text:p>Most Recent Valuation Source</text:p>
          </table:table-cell>
          <table:table-cell office:value-type="string" calcext:value-type="string">
            <text:p>Credit Tenant Lease (Y/N)</text:p>
          </table:table-cell>
          <table:table-cell office:value-type="string" calcext:value-type="string">
            <text:p>Fourth Largest Tenant </text:p>
          </table:table-cell>
          <table:table-cell office:value-type="string" calcext:value-type="string">
            <text:p>Square Feet of Fourth (4th) Largest Tenant </text:p>
          </table:table-cell>
          <table:table-cell office:value-type="string" calcext:value-type="string">
            <text:p>Fifth Largest Tenant</text:p>
          </table:table-cell>
          <table:table-cell office:value-type="string" calcext:value-type="string">
            <text:p>Square Feet of Fifth (5th) Largest Tenant</text:p>
          </table:table-cell>
          <table:table-cell office:value-type="string" calcext:value-type="string">
            <text:p>Date of Lease Expiration of Fourth (4th) Largest Tenant</text:p>
          </table:table-cell>
          <table:table-cell office:value-type="string" calcext:value-type="string">
            <text:p>Date of Lease Expiration of Fifth (5th) Largest Tenant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1" calcext:value-type="float">
            <text:p>30694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MELODY TOWER</text:p>
          </table:table-cell>
          <table:table-cell office:value-type="string" calcext:value-type="string">
            <text:p>245 NORTHEAST 14TH STREET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2" calcext:value-type="float">
            <text:p>33132</text:p>
          </table:table-cell>
          <table:table-cell office:value-type="string" calcext:value-type="string">
            <text:p>DADE</text:p>
          </table:table-cell>
          <table:table-cell office:value-type="string" calcext:value-type="string">
            <text:p>MF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000000" calcext:value-type="float">
            <text:p>108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5" calcext:value-type="float">
            <text:p>20160715</text:p>
          </table:table-cell>
          <table:table-cell office:value-type="float" office:value="195500000" calcext:value-type="float">
            <text:p>1955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1930332" calcext:value-type="float">
            <text:p>11930332</text:p>
          </table:table-cell>
          <table:table-cell office:value-type="float" office:value="3833938" calcext:value-type="float">
            <text:p>3833938</text:p>
          </table:table-cell>
          <table:table-cell office:value-type="float" office:value="8096394" calcext:value-type="float">
            <text:p>8096394</text:p>
          </table:table-cell>
          <table:table-cell office:value-type="float" office:value="2.0538" calcext:value-type="float">
            <text:p>2.0538</text:p>
          </table:table-cell>
          <table:table-cell office:value-type="float" office:value="195500000" calcext:value-type="float">
            <text:p>195500000</text:p>
          </table:table-cell>
          <table:table-cell office:value-type="float" office:value="20160715" calcext:value-type="float">
            <text:p>20160715</text:p>
          </table:table-cell>
          <table:table-cell office:value-type="float" office:value="0.998" calcext:value-type="float">
            <text:p>0.998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7961544" calcext:value-type="float">
            <text:p>7961544</text:p>
          </table:table-cell>
          <table:table-cell office:value-type="float" office:value="2.0196" calcext:value-type="float">
            <text:p>2.019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2" calcext:value-type="float">
            <text:p>30694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MERIDIAN AT MIDTOWN</text:p>
          </table:table-cell>
          <table:table-cell office:value-type="string" calcext:value-type="string">
            <text:p>1432 WEST SAN CARLOS STREET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26" calcext:value-type="float">
            <text:p>95126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MF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50000" calcext:value-type="float">
            <text:p>7005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50416" calcext:value-type="float">
            <text:p>20150416</text:p>
          </table:table-cell>
          <table:table-cell office:value-type="float" office:value="108000000" calcext:value-type="float">
            <text:p>108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7260562" calcext:value-type="float">
            <text:p>7260562</text:p>
          </table:table-cell>
          <table:table-cell office:value-type="float" office:value="2303406" calcext:value-type="float">
            <text:p>2303406</text:p>
          </table:table-cell>
          <table:table-cell office:value-type="float" office:value="4957156" calcext:value-type="float">
            <text:p>4957156</text:p>
          </table:table-cell>
          <table:table-cell office:value-type="float" office:value="1.264" calcext:value-type="float">
            <text:p>1.264</text:p>
          </table:table-cell>
          <table:table-cell office:value-type="float" office:value="108000000" calcext:value-type="float">
            <text:p>108000000</text:p>
          </table:table-cell>
          <table:table-cell office:value-type="float" office:value="20150416" calcext:value-type="float">
            <text:p>20150416</text:p>
          </table:table-cell>
          <table:table-cell office:value-type="float" office:value="0.9286" calcext:value-type="float">
            <text:p>0.9286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4900803" calcext:value-type="float">
            <text:p>4900803</text:p>
          </table:table-cell>
          <table:table-cell office:value-type="float" office:value="1.2496" calcext:value-type="float">
            <text:p>1.249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3" calcext:value-type="float">
            <text:p>30694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BELARA AT LAKELAND</text:p>
          </table:table-cell>
          <table:table-cell office:value-type="string" calcext:value-type="string">
            <text:p>6170 TERRACE VIEW LANE SOUTHEAST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WA</text:p>
          </table:table-cell>
          <table:table-cell office:value-type="float" office:value="98092" calcext:value-type="float">
            <text:p>9809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MF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550000" calcext:value-type="float">
            <text:p>6255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23" calcext:value-type="float">
            <text:p>20160523</text:p>
          </table:table-cell>
          <table:table-cell office:value-type="float" office:value="82000000" calcext:value-type="float">
            <text:p>82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6980327" calcext:value-type="float">
            <text:p>6980327</text:p>
          </table:table-cell>
          <table:table-cell office:value-type="float" office:value="2579898" calcext:value-type="float">
            <text:p>2579898</text:p>
          </table:table-cell>
          <table:table-cell office:value-type="float" office:value="4400429" calcext:value-type="float">
            <text:p>4400429</text:p>
          </table:table-cell>
          <table:table-cell office:value-type="float" office:value="1.2847" calcext:value-type="float">
            <text:p>1.2847</text:p>
          </table:table-cell>
          <table:table-cell office:value-type="float" office:value="82000000" calcext:value-type="float">
            <text:p>82000000</text:p>
          </table:table-cell>
          <table:table-cell office:value-type="float" office:value="20160523" calcext:value-type="float">
            <text:p>20160523</text:p>
          </table:table-cell>
          <table:table-cell office:value-type="float" office:value="0.9302" calcext:value-type="float">
            <text:p>0.930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4298519" calcext:value-type="float">
            <text:p>4298519</text:p>
          </table:table-cell>
          <table:table-cell office:value-type="float" office:value="1.2549" calcext:value-type="float">
            <text:p>1.254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4" calcext:value-type="float">
            <text:p>306941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UMMIT BIRCH HILL</text:p>
          </table:table-cell>
          <table:table-cell office:value-type="string" calcext:value-type="string">
            <text:p>191 MAIN STREET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CT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MF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00000" calcext:value-type="float">
            <text:p>204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6" calcext:value-type="float">
            <text:p>20160516</text:p>
          </table:table-cell>
          <table:table-cell office:value-type="float" office:value="27325000" calcext:value-type="float">
            <text:p>27325000</text:p>
          </table:table-cell>
          <table:table-cell table:number-columns-repeated="23"/>
          <table:table-cell office:value-type="float" office:value="27325000" calcext:value-type="float">
            <text:p>27325000</text:p>
          </table:table-cell>
          <table:table-cell office:value-type="float" office:value="20160516" calcext:value-type="float">
            <text:p>20160516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5" calcext:value-type="float">
            <text:p>306941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FOX HILL APARTMENTS</text:p>
          </table:table-cell>
          <table:table-cell office:value-type="string" calcext:value-type="string">
            <text:p>168 FOX HILL LANE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CT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MF</text:p>
          </table:table-cell>
          <table:table-cell office:value-type="float" office:value="1974" calcext:value-type="float">
            <text:p>197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28000" calcext:value-type="float">
            <text:p>16728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6" calcext:value-type="float">
            <text:p>20160516</text:p>
          </table:table-cell>
          <table:table-cell office:value-type="float" office:value="21025000" calcext:value-type="float">
            <text:p>21025000</text:p>
          </table:table-cell>
          <table:table-cell table:number-columns-repeated="23"/>
          <table:table-cell office:value-type="float" office:value="21025000" calcext:value-type="float">
            <text:p>21025000</text:p>
          </table:table-cell>
          <table:table-cell office:value-type="float" office:value="20160516" calcext:value-type="float">
            <text:p>20160516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6" calcext:value-type="float">
            <text:p>306941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BRIAR KNOLL</text:p>
          </table:table-cell>
          <table:table-cell office:value-type="string" calcext:value-type="string">
            <text:p>401 TALCOTTVILLE ROAD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CT</text:p>
          </table:table-cell>
          <table:table-cell office:value-type="float" office:value="6066" calcext:value-type="float">
            <text:p>6066</text:p>
          </table:table-cell>
          <table:table-cell office:value-type="string" calcext:value-type="string">
            <text:p>TOLLAND</text:p>
          </table:table-cell>
          <table:table-cell office:value-type="string" calcext:value-type="string">
            <text:p>MF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96000" calcext:value-type="float">
            <text:p>15096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6" calcext:value-type="float">
            <text:p>20160516</text:p>
          </table:table-cell>
          <table:table-cell office:value-type="float" office:value="19150000" calcext:value-type="float">
            <text:p>19150000</text:p>
          </table:table-cell>
          <table:table-cell table:number-columns-repeated="23"/>
          <table:table-cell office:value-type="float" office:value="19150000" calcext:value-type="float">
            <text:p>19150000</text:p>
          </table:table-cell>
          <table:table-cell office:value-type="float" office:value="20160516" calcext:value-type="float">
            <text:p>20160516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7" calcext:value-type="float">
            <text:p>306941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HIGH MEADOW</text:p>
          </table:table-cell>
          <table:table-cell office:value-type="string" calcext:value-type="string">
            <text:p>110 JOBS HILL ROAD</text:p>
          </table:table-cell>
          <table:table-cell office:value-type="string" calcext:value-type="string">
            <text:p>ELLINGTON</text:p>
          </table:table-cell>
          <table:table-cell office:value-type="string" calcext:value-type="string">
            <text:p>CT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TOLLAND</text:p>
          </table:table-cell>
          <table:table-cell office:value-type="string" calcext:value-type="string">
            <text:p>MF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76000" calcext:value-type="float">
            <text:p>8976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6" calcext:value-type="float">
            <text:p>20160516</text:p>
          </table:table-cell>
          <table:table-cell office:value-type="float" office:value="11350000" calcext:value-type="float">
            <text:p>11350000</text:p>
          </table:table-cell>
          <table:table-cell table:number-columns-repeated="23"/>
          <table:table-cell office:value-type="float" office:value="11350000" calcext:value-type="float">
            <text:p>11350000</text:p>
          </table:table-cell>
          <table:table-cell office:value-type="float" office:value="20160516" calcext:value-type="float">
            <text:p>20160516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8" calcext:value-type="float">
            <text:p>306941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VV&amp;M</text:p>
          </table:table-cell>
          <table:table-cell office:value-type="string" calcext:value-type="string">
            <text:p>5225 VERDE VALLEY LAN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54" calcext:value-type="float">
            <text:p>7525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MF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00000" calcext:value-type="float">
            <text:p>448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20" calcext:value-type="float">
            <text:p>20160720</text:p>
          </table:table-cell>
          <table:table-cell office:value-type="float" office:value="64300000" calcext:value-type="float">
            <text:p>643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5904394" calcext:value-type="float">
            <text:p>5904394</text:p>
          </table:table-cell>
          <table:table-cell office:value-type="float" office:value="2640964" calcext:value-type="float">
            <text:p>2640964</text:p>
          </table:table-cell>
          <table:table-cell office:value-type="float" office:value="3263430" calcext:value-type="float">
            <text:p>3263430</text:p>
          </table:table-cell>
          <table:table-cell office:value-type="float" office:value="1.2995" calcext:value-type="float">
            <text:p>1.2995</text:p>
          </table:table-cell>
          <table:table-cell office:value-type="float" office:value="64300000" calcext:value-type="float">
            <text:p>64300000</text:p>
          </table:table-cell>
          <table:table-cell office:value-type="float" office:value="20160720" calcext:value-type="float">
            <text:p>20160720</text:p>
          </table:table-cell>
          <table:table-cell office:value-type="float" office:value="0.935" calcext:value-type="float">
            <text:p>0.935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3201430" calcext:value-type="float">
            <text:p>3201430</text:p>
          </table:table-cell>
          <table:table-cell office:value-type="float" office:value="1.2749" calcext:value-type="float">
            <text:p>1.274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09" calcext:value-type="float">
            <text:p>306941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ROCK CREEK 185</text:p>
          </table:table-cell>
          <table:table-cell office:value-type="string" calcext:value-type="string">
            <text:p>18700 NORTHWEST ROCK CREEK CIRCL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29" calcext:value-type="float">
            <text:p>97229</text:p>
          </table:table-cell>
          <table:table-cell office:value-type="string" calcext:value-type="string">
            <text:p>MULTNOMAH</text:p>
          </table:table-cell>
          <table:table-cell office:value-type="string" calcext:value-type="string">
            <text:p>MF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20000" calcext:value-type="float">
            <text:p>4312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07" calcext:value-type="float">
            <text:p>20160707</text:p>
          </table:table-cell>
          <table:table-cell office:value-type="float" office:value="72000000" calcext:value-type="float">
            <text:p>72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5152798" calcext:value-type="float">
            <text:p>5152798</text:p>
          </table:table-cell>
          <table:table-cell office:value-type="float" office:value="1622546" calcext:value-type="float">
            <text:p>1622546</text:p>
          </table:table-cell>
          <table:table-cell office:value-type="float" office:value="3530252" calcext:value-type="float">
            <text:p>3530252</text:p>
          </table:table-cell>
          <table:table-cell office:value-type="float" office:value="2.3961" calcext:value-type="float">
            <text:p>2.3961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20160707" calcext:value-type="float">
            <text:p>20160707</text:p>
          </table:table-cell>
          <table:table-cell office:value-type="float" office:value="0.9588" calcext:value-type="float">
            <text:p>0.9588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3429372" calcext:value-type="float">
            <text:p>3429372</text:p>
          </table:table-cell>
          <table:table-cell office:value-type="float" office:value="2.3276" calcext:value-type="float">
            <text:p>2.327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0" calcext:value-type="float">
            <text:p>30694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DUNFIELD TOWNHOMES</text:p>
          </table:table-cell>
          <table:table-cell office:value-type="string" calcext:value-type="string">
            <text:p>78 INSLEY WAY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MD</text:p>
          </table:table-cell>
          <table:table-cell office:value-type="float" office:value="21236" calcext:value-type="float">
            <text:p>21236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F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600000" calcext:value-type="float">
            <text:p>416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51013" calcext:value-type="float">
            <text:p>20151013</text:p>
          </table:table-cell>
          <table:table-cell office:value-type="float" office:value="52400000" calcext:value-type="float">
            <text:p>524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5017995" calcext:value-type="float">
            <text:p>5017995</text:p>
          </table:table-cell>
          <table:table-cell office:value-type="float" office:value="1816233" calcext:value-type="float">
            <text:p>1816233</text:p>
          </table:table-cell>
          <table:table-cell office:value-type="float" office:value="3201762" calcext:value-type="float">
            <text:p>3201762</text:p>
          </table:table-cell>
          <table:table-cell office:value-type="float" office:value="1.3084" calcext:value-type="float">
            <text:p>1.3084</text:p>
          </table:table-cell>
          <table:table-cell office:value-type="float" office:value="52400000" calcext:value-type="float">
            <text:p>52400000</text:p>
          </table:table-cell>
          <table:table-cell office:value-type="float" office:value="20151013" calcext:value-type="float">
            <text:p>20151013</text:p>
          </table:table-cell>
          <table:table-cell office:value-type="float" office:value="0.9038" calcext:value-type="float">
            <text:p>0.9038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3108162" calcext:value-type="float">
            <text:p>3108162</text:p>
          </table:table-cell>
          <table:table-cell office:value-type="float" office:value="1.2701" calcext:value-type="float">
            <text:p>1.270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1" calcext:value-type="float">
            <text:p>306941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AVENUES AT TUSCAN LAKES</text:p>
          </table:table-cell>
          <table:table-cell office:value-type="string" calcext:value-type="string">
            <text:p>1805 SOUTH EGRET BAY BOULEVARD</text:p>
          </table:table-cell>
          <table:table-cell office:value-type="string" calcext:value-type="string">
            <text:p>LEAGUE CITY</text:p>
          </table:table-cell>
          <table:table-cell office:value-type="string" calcext:value-type="string">
            <text:p>TX</text:p>
          </table:table-cell>
          <table:table-cell office:value-type="float" office:value="77573" calcext:value-type="float">
            <text:p>77573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MF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280000" calcext:value-type="float">
            <text:p>3928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50413" calcext:value-type="float">
            <text:p>20150413</text:p>
          </table:table-cell>
          <table:table-cell office:value-type="float" office:value="49100000" calcext:value-type="float">
            <text:p>491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5089540" calcext:value-type="float">
            <text:p>5089540</text:p>
          </table:table-cell>
          <table:table-cell office:value-type="float" office:value="2268477" calcext:value-type="float">
            <text:p>2268477</text:p>
          </table:table-cell>
          <table:table-cell office:value-type="float" office:value="2821063" calcext:value-type="float">
            <text:p>2821063</text:p>
          </table:table-cell>
          <table:table-cell office:value-type="float" office:value="1.2781" calcext:value-type="float">
            <text:p>1.2781</text:p>
          </table:table-cell>
          <table:table-cell office:value-type="float" office:value="49100000" calcext:value-type="float">
            <text:p>49100000</text:p>
          </table:table-cell>
          <table:table-cell office:value-type="float" office:value="20150413" calcext:value-type="float">
            <text:p>20150413</text:p>
          </table:table-cell>
          <table:table-cell office:value-type="float" office:value="0.97" calcext:value-type="float">
            <text:p>0.97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2760663" calcext:value-type="float">
            <text:p>2760663</text:p>
          </table:table-cell>
          <table:table-cell office:value-type="float" office:value="1.2508" calcext:value-type="float">
            <text:p>1.2508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2" calcext:value-type="float">
            <text:p>306941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OUTLOOK GOLDEN RIDGE</text:p>
          </table:table-cell>
          <table:table-cell office:value-type="string" calcext:value-type="string">
            <text:p>520 GOLDEN RIDGE ROAD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float" office:value="80401" calcext:value-type="float">
            <text:p>80401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MF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787579.09" calcext:value-type="float">
            <text:p>35787579.0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5" calcext:value-type="float">
            <text:p>20160715</text:p>
          </table:table-cell>
          <table:table-cell office:value-type="float" office:value="55900000" calcext:value-type="float">
            <text:p>559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620198" calcext:value-type="float">
            <text:p>3620198</text:p>
          </table:table-cell>
          <table:table-cell office:value-type="float" office:value="990886" calcext:value-type="float">
            <text:p>990886</text:p>
          </table:table-cell>
          <table:table-cell office:value-type="float" office:value="2629312" calcext:value-type="float">
            <text:p>2629312</text:p>
          </table:table-cell>
          <table:table-cell office:value-type="float" office:value="1.3223" calcext:value-type="float">
            <text:p>1.3223</text:p>
          </table:table-cell>
          <table:table-cell office:value-type="float" office:value="55900000" calcext:value-type="float">
            <text:p>55900000</text:p>
          </table:table-cell>
          <table:table-cell office:value-type="float" office:value="20160715" calcext:value-type="float">
            <text:p>20160715</text:p>
          </table:table-cell>
          <table:table-cell office:value-type="float" office:value="0.9265" calcext:value-type="float">
            <text:p>0.9265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2586312" calcext:value-type="float">
            <text:p>2586312</text:p>
          </table:table-cell>
          <table:table-cell office:value-type="float" office:value="1.3006" calcext:value-type="float">
            <text:p>1.300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3" calcext:value-type="float">
            <text:p>306941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HE CANYONS</text:p>
          </table:table-cell>
          <table:table-cell office:value-type="string" calcext:value-type="string">
            <text:p>2751 RIVER PARK DRIVE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16" calcext:value-type="float">
            <text:p>76116</text:p>
          </table:table-cell>
          <table:table-cell office:value-type="string" calcext:value-type="string">
            <text:p>TARRANT</text:p>
          </table:table-cell>
          <table:table-cell office:value-type="string" calcext:value-type="string">
            <text:p>MF</text:p>
          </table:table-cell>
          <table:table-cell office:value-type="float" office:value="1998" calcext:value-type="float">
            <text:p>199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759879.69" calcext:value-type="float">
            <text:p>35759879.6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08" calcext:value-type="float">
            <text:p>20160708</text:p>
          </table:table-cell>
          <table:table-cell office:value-type="float" office:value="88700000" calcext:value-type="float">
            <text:p>887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9153081" calcext:value-type="float">
            <text:p>9153081</text:p>
          </table:table-cell>
          <table:table-cell office:value-type="float" office:value="5098680" calcext:value-type="float">
            <text:p>5098680</text:p>
          </table:table-cell>
          <table:table-cell office:value-type="float" office:value="4054401" calcext:value-type="float">
            <text:p>4054401</text:p>
          </table:table-cell>
          <table:table-cell office:value-type="float" office:value="2.1728" calcext:value-type="float">
            <text:p>2.1728</text:p>
          </table:table-cell>
          <table:table-cell office:value-type="float" office:value="88700000" calcext:value-type="float">
            <text:p>88700000</text:p>
          </table:table-cell>
          <table:table-cell office:value-type="float" office:value="20160708" calcext:value-type="float">
            <text:p>20160708</text:p>
          </table:table-cell>
          <table:table-cell office:value-type="float" office:value="0.95" calcext:value-type="float">
            <text:p>0.95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3869232" calcext:value-type="float">
            <text:p>3869232</text:p>
          </table:table-cell>
          <table:table-cell office:value-type="float" office:value="2.0736" calcext:value-type="float">
            <text:p>2.073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4" calcext:value-type="float">
            <text:p>306941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ENNIS TOWERS</text:p>
          </table:table-cell>
          <table:table-cell office:value-type="string" calcext:value-type="string">
            <text:p>2882 TENNIS CLUB DRIVE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float" office:value="33417" calcext:value-type="float">
            <text:p>33417</text:p>
          </table:table-cell>
          <table:table-cell office:value-type="string" calcext:value-type="string">
            <text:p>PALM BEACH</text:p>
          </table:table-cell>
          <table:table-cell office:value-type="string" calcext:value-type="string">
            <text:p>MF</text:p>
          </table:table-cell>
          <table:table-cell office:value-type="float" office:value="1982" calcext:value-type="float">
            <text:p>1982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75000" calcext:value-type="float">
            <text:p>35475000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0160712" calcext:value-type="float">
            <text:p>20160712</text:p>
          </table:table-cell>
          <table:table-cell office:value-type="float" office:value="50670000" calcext:value-type="float">
            <text:p>5067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4421936" calcext:value-type="float">
            <text:p>4421936</text:p>
          </table:table-cell>
          <table:table-cell office:value-type="float" office:value="1774245" calcext:value-type="float">
            <text:p>1774245</text:p>
          </table:table-cell>
          <table:table-cell office:value-type="float" office:value="2647691" calcext:value-type="float">
            <text:p>2647691</text:p>
          </table:table-cell>
          <table:table-cell office:value-type="float" office:value="1.3043" calcext:value-type="float">
            <text:p>1.3043</text:p>
          </table:table-cell>
          <table:table-cell office:value-type="float" office:value="50670000" calcext:value-type="float">
            <text:p>50670000</text:p>
          </table:table-cell>
          <table:table-cell office:value-type="float" office:value="20160712" calcext:value-type="float">
            <text:p>20160712</text:p>
          </table:table-cell>
          <table:table-cell office:value-type="float" office:value="0.951" calcext:value-type="float">
            <text:p>0.95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2557727" calcext:value-type="float">
            <text:p>2557727</text:p>
          </table:table-cell>
          <table:table-cell office:value-type="float" office:value="1.26" calcext:value-type="float">
            <text:p>1.2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5" calcext:value-type="float">
            <text:p>306941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ALTIA TOWNHOMES AND APARTMENTS</text:p>
          </table:table-cell>
          <table:table-cell office:value-type="string" calcext:value-type="string">
            <text:p>16520 LARCH WAY</text:p>
          </table:table-cell>
          <table:table-cell office:value-type="string" calcext:value-type="string">
            <text:p>LYNNWOOD</text:p>
          </table:table-cell>
          <table:table-cell office:value-type="string" calcext:value-type="string">
            <text:p>WA</text:p>
          </table:table-cell>
          <table:table-cell office:value-type="float" office:value="98037" calcext:value-type="float">
            <text:p>98037</text:p>
          </table:table-cell>
          <table:table-cell office:value-type="string" calcext:value-type="string">
            <text:p>SNOHOMISH</text:p>
          </table:table-cell>
          <table:table-cell office:value-type="string" calcext:value-type="string">
            <text:p>MF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800000" calcext:value-type="float">
            <text:p>318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40626" calcext:value-type="float">
            <text:p>20140626</text:p>
          </table:table-cell>
          <table:table-cell office:value-type="float" office:value="49850000" calcext:value-type="float">
            <text:p>4985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920693" calcext:value-type="float">
            <text:p>3920693</text:p>
          </table:table-cell>
          <table:table-cell office:value-type="float" office:value="1337853" calcext:value-type="float">
            <text:p>1337853</text:p>
          </table:table-cell>
          <table:table-cell office:value-type="float" office:value="2582840" calcext:value-type="float">
            <text:p>2582840</text:p>
          </table:table-cell>
          <table:table-cell office:value-type="float" office:value="1.9028" calcext:value-type="float">
            <text:p>1.9028</text:p>
          </table:table-cell>
          <table:table-cell office:value-type="float" office:value="49850000" calcext:value-type="float">
            <text:p>49850000</text:p>
          </table:table-cell>
          <table:table-cell office:value-type="float" office:value="20140626" calcext:value-type="float">
            <text:p>20140626</text:p>
          </table:table-cell>
          <table:table-cell office:value-type="float" office:value="0.9739" calcext:value-type="float">
            <text:p>0.9739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2537070" calcext:value-type="float">
            <text:p>2537070</text:p>
          </table:table-cell>
          <table:table-cell office:value-type="float" office:value="1.8691" calcext:value-type="float">
            <text:p>1.869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6" calcext:value-type="float">
            <text:p>306941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QUIET WATERS AT COQUINA LAKES</text:p>
          </table:table-cell>
          <table:table-cell office:value-type="string" calcext:value-type="string">
            <text:p>11 NORTHWEST 45TH AVENUE</text:p>
          </table:table-cell>
          <table:table-cell office:value-type="string" calcext:value-type="string">
            <text:p>DEERFIELD BEACH</text:p>
          </table:table-cell>
          <table:table-cell office:value-type="string" calcext:value-type="string">
            <text:p>FL</text:p>
          </table:table-cell>
          <table:table-cell office:value-type="float" office:value="33442" calcext:value-type="float">
            <text:p>33442</text:p>
          </table:table-cell>
          <table:table-cell office:value-type="string" calcext:value-type="string">
            <text:p>BROWARD</text:p>
          </table:table-cell>
          <table:table-cell office:value-type="string" calcext:value-type="string">
            <text:p>MF</text:p>
          </table:table-cell>
          <table:table-cell office:value-type="float" office:value="1995" calcext:value-type="float">
            <text:p>1995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00000" calcext:value-type="float">
            <text:p>292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2" calcext:value-type="float">
            <text:p>20160712</text:p>
          </table:table-cell>
          <table:table-cell office:value-type="float" office:value="39000000" calcext:value-type="float">
            <text:p>39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730163" calcext:value-type="float">
            <text:p>3730163</text:p>
          </table:table-cell>
          <table:table-cell office:value-type="float" office:value="1602019" calcext:value-type="float">
            <text:p>1602019</text:p>
          </table:table-cell>
          <table:table-cell office:value-type="float" office:value="2128144" calcext:value-type="float">
            <text:p>2128144</text:p>
          </table:table-cell>
          <table:table-cell office:value-type="float" office:value="1.2892" calcext:value-type="float">
            <text:p>1.2892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20160712" calcext:value-type="float">
            <text:p>20160712</text:p>
          </table:table-cell>
          <table:table-cell office:value-type="float" office:value="0.97" calcext:value-type="float">
            <text:p>0.97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2088144" calcext:value-type="float">
            <text:p>2088144</text:p>
          </table:table-cell>
          <table:table-cell office:value-type="float" office:value="1.2649" calcext:value-type="float">
            <text:p>1.264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7" calcext:value-type="float">
            <text:p>306941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WESTCHESTER</text:p>
          </table:table-cell>
          <table:table-cell office:value-type="string" calcext:value-type="string">
            <text:p>105 WESTCHESTER OAKS LANE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FL</text:p>
          </table:table-cell>
          <table:table-cell office:value-type="float" office:value="33510" calcext:value-type="float">
            <text:p>33510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MF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71000" calcext:value-type="float">
            <text:p>16771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03" calcext:value-type="float">
            <text:p>20160603</text:p>
          </table:table-cell>
          <table:table-cell office:value-type="float" office:value="29100000" calcext:value-type="float">
            <text:p>29100000</text:p>
          </table:table-cell>
          <table:table-cell table:number-columns-repeated="23"/>
          <table:table-cell office:value-type="float" office:value="29100000" calcext:value-type="float">
            <text:p>29100000</text:p>
          </table:table-cell>
          <table:table-cell office:value-type="float" office:value="20160603" calcext:value-type="float">
            <text:p>20160603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8" calcext:value-type="float">
            <text:p>306941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WINDERMERE II</text:p>
          </table:table-cell>
          <table:table-cell office:value-type="string" calcext:value-type="string">
            <text:p>9474 WINDERMERE LAKE DRIVE</text:p>
          </table:table-cell>
          <table:table-cell office:value-type="string" calcext:value-type="string">
            <text:p>RIVERVIEW</text:p>
          </table:table-cell>
          <table:table-cell office:value-type="string" calcext:value-type="string">
            <text:p>FL</text:p>
          </table:table-cell>
          <table:table-cell office:value-type="float" office:value="33578" calcext:value-type="float">
            <text:p>33578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MF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47000" calcext:value-type="float">
            <text:p>11347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03" calcext:value-type="float">
            <text:p>20160603</text:p>
          </table:table-cell>
          <table:table-cell office:value-type="float" office:value="19400000" calcext:value-type="float">
            <text:p>19400000</text:p>
          </table:table-cell>
          <table:table-cell table:number-columns-repeated="23"/>
          <table:table-cell office:value-type="float" office:value="19400000" calcext:value-type="float">
            <text:p>19400000</text:p>
          </table:table-cell>
          <table:table-cell office:value-type="float" office:value="20160603" calcext:value-type="float">
            <text:p>20160603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19" calcext:value-type="float">
            <text:p>306941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HE POINTE AT LENOX PARK</text:p>
          </table:table-cell>
          <table:table-cell office:value-type="string" calcext:value-type="string">
            <text:p>1900 NORTH DRUID HILLS ROAD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19" calcext:value-type="float">
            <text:p>30319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MF</text:p>
          </table:table-cell>
          <table:table-cell office:value-type="float" office:value="1988" calcext:value-type="float">
            <text:p>198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75000" calcext:value-type="float">
            <text:p>27375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20" calcext:value-type="float">
            <text:p>20160720</text:p>
          </table:table-cell>
          <table:table-cell office:value-type="float" office:value="39500000" calcext:value-type="float">
            <text:p>395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882121" calcext:value-type="float">
            <text:p>3882121</text:p>
          </table:table-cell>
          <table:table-cell office:value-type="float" office:value="1734752" calcext:value-type="float">
            <text:p>1734752</text:p>
          </table:table-cell>
          <table:table-cell office:value-type="float" office:value="2147369" calcext:value-type="float">
            <text:p>2147369</text:p>
          </table:table-cell>
          <table:table-cell office:value-type="float" office:value="1.3741" calcext:value-type="float">
            <text:p>1.3741</text:p>
          </table:table-cell>
          <table:table-cell office:value-type="float" office:value="39500000" calcext:value-type="float">
            <text:p>39500000</text:p>
          </table:table-cell>
          <table:table-cell office:value-type="float" office:value="20160720" calcext:value-type="float">
            <text:p>20160720</text:p>
          </table:table-cell>
          <table:table-cell office:value-type="float" office:value="0.923" calcext:value-type="float">
            <text:p>0.923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2066882" calcext:value-type="float">
            <text:p>2066882</text:p>
          </table:table-cell>
          <table:table-cell office:value-type="float" office:value="1.3226" calcext:value-type="float">
            <text:p>1.322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0" calcext:value-type="float">
            <text:p>30694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INTEGRA LANDINGS</text:p>
          </table:table-cell>
          <table:table-cell office:value-type="string" calcext:value-type="string">
            <text:p>1112 INTEGRA LANDINGS DRIVE</text:p>
          </table:table-cell>
          <table:table-cell office:value-type="string" calcext:value-type="string">
            <text:p>ORANGE CITY</text:p>
          </table:table-cell>
          <table:table-cell office:value-type="string" calcext:value-type="string">
            <text:p>FL</text:p>
          </table:table-cell>
          <table:table-cell office:value-type="float" office:value="32763" calcext:value-type="float">
            <text:p>32763</text:p>
          </table:table-cell>
          <table:table-cell office:value-type="string" calcext:value-type="string">
            <text:p>VOLUSIA</text:p>
          </table:table-cell>
          <table:table-cell office:value-type="string" calcext:value-type="string">
            <text:p>M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48000" calcext:value-type="float">
            <text:p>27348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3" calcext:value-type="float">
            <text:p>20160623</text:p>
          </table:table-cell>
          <table:table-cell office:value-type="float" office:value="34500000" calcext:value-type="float">
            <text:p>345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789745" calcext:value-type="float">
            <text:p>3789745</text:p>
          </table:table-cell>
          <table:table-cell office:value-type="float" office:value="1766396" calcext:value-type="float">
            <text:p>1766396</text:p>
          </table:table-cell>
          <table:table-cell office:value-type="float" office:value="2023349" calcext:value-type="float">
            <text:p>2023349</text:p>
          </table:table-cell>
          <table:table-cell office:value-type="float" office:value="1.3231" calcext:value-type="float">
            <text:p>1.3231</text:p>
          </table:table-cell>
          <table:table-cell office:value-type="float" office:value="34500000" calcext:value-type="float">
            <text:p>34500000</text:p>
          </table:table-cell>
          <table:table-cell office:value-type="float" office:value="20160623" calcext:value-type="float">
            <text:p>20160623</text:p>
          </table:table-cell>
          <table:table-cell office:value-type="float" office:value="0.941" calcext:value-type="float">
            <text:p>0.94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946939" calcext:value-type="float">
            <text:p>1946939</text:p>
          </table:table-cell>
          <table:table-cell office:value-type="float" office:value="1.2732" calcext:value-type="float">
            <text:p>1.2732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1" calcext:value-type="float">
            <text:p>3069410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ABREEZE APARTMENTS</text:p>
          </table:table-cell>
          <table:table-cell office:value-type="string" calcext:value-type="string">
            <text:p>100 LARISSA LANE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CA</text:p>
          </table:table-cell>
          <table:table-cell office:value-type="float" office:value="94590" calcext:value-type="float">
            <text:p>94590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MF</text:p>
          </table:table-cell>
          <table:table-cell office:value-type="float" office:value="1986" calcext:value-type="float">
            <text:p>1986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99000" calcext:value-type="float">
            <text:p>24999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27" calcext:value-type="float">
            <text:p>20160527</text:p>
          </table:table-cell>
          <table:table-cell office:value-type="float" office:value="32500000" calcext:value-type="float">
            <text:p>325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111901" calcext:value-type="float">
            <text:p>3111901</text:p>
          </table:table-cell>
          <table:table-cell office:value-type="float" office:value="1137358" calcext:value-type="float">
            <text:p>1137358</text:p>
          </table:table-cell>
          <table:table-cell office:value-type="float" office:value="1974543" calcext:value-type="float">
            <text:p>1974543</text:p>
          </table:table-cell>
          <table:table-cell office:value-type="float" office:value="1.4603" calcext:value-type="float">
            <text:p>1.4603</text:p>
          </table:table-cell>
          <table:table-cell office:value-type="float" office:value="32500000" calcext:value-type="float">
            <text:p>32500000</text:p>
          </table:table-cell>
          <table:table-cell office:value-type="float" office:value="20160527" calcext:value-type="float">
            <text:p>20160527</text:p>
          </table:table-cell>
          <table:table-cell office:value-type="float" office:value="0.978" calcext:value-type="float">
            <text:p>0.978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919159" calcext:value-type="float">
            <text:p>1919159</text:p>
          </table:table-cell>
          <table:table-cell office:value-type="float" office:value="1.4193" calcext:value-type="float">
            <text:p>1.4193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2" calcext:value-type="float">
            <text:p>3069410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HE POINTE AT LANTERN CREST</text:p>
          </table:table-cell>
          <table:table-cell office:value-type="string" calcext:value-type="string">
            <text:p>400 LANTERN CREST WAY</text:p>
          </table:table-cell>
          <table:table-cell office:value-type="string" calcext:value-type="string">
            <text:p>SANTEE</text:p>
          </table:table-cell>
          <table:table-cell office:value-type="string" calcext:value-type="string">
            <text:p>CA</text:p>
          </table:table-cell>
          <table:table-cell office:value-type="float" office:value="92071" calcext:value-type="float">
            <text:p>92071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C</text:p>
          </table:table-cell>
          <table:table-cell office:value-type="float" office:value="2015" calcext:value-type="float">
            <text:p>2015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99000" calcext:value-type="float">
            <text:p>24999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14" calcext:value-type="float">
            <text:p>20160614</text:p>
          </table:table-cell>
          <table:table-cell office:value-type="float" office:value="40000000" calcext:value-type="float">
            <text:p>40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5525169" calcext:value-type="float">
            <text:p>5525169</text:p>
          </table:table-cell>
          <table:table-cell office:value-type="float" office:value="3471984" calcext:value-type="float">
            <text:p>3471984</text:p>
          </table:table-cell>
          <table:table-cell office:value-type="float" office:value="2053185" calcext:value-type="float">
            <text:p>2053185</text:p>
          </table:table-cell>
          <table:table-cell office:value-type="float" office:value="1.4046" calcext:value-type="float">
            <text:p>1.4046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160614" calcext:value-type="float">
            <text:p>20160614</text:p>
          </table:table-cell>
          <table:table-cell office:value-type="float" office:value="0.942" calcext:value-type="float">
            <text:p>0.94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2022585" calcext:value-type="float">
            <text:p>2022585</text:p>
          </table:table-cell>
          <table:table-cell office:value-type="float" office:value="1.3836" calcext:value-type="float">
            <text:p>1.383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3" calcext:value-type="float">
            <text:p>3069410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HE RESIDENCES ON RONALD REAGAN</text:p>
          </table:table-cell>
          <table:table-cell office:value-type="string" calcext:value-type="string">
            <text:p>10531 KINGS ROW DRIVE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IN</text:p>
          </table:table-cell>
          <table:table-cell office:value-type="float" office:value="46123" calcext:value-type="float">
            <text:p>46123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MF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00000" calcext:value-type="float">
            <text:p>233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4" calcext:value-type="float">
            <text:p>20160624</text:p>
          </table:table-cell>
          <table:table-cell office:value-type="float" office:value="32100000" calcext:value-type="float">
            <text:p>321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397736" calcext:value-type="float">
            <text:p>3397736</text:p>
          </table:table-cell>
          <table:table-cell office:value-type="float" office:value="1660931" calcext:value-type="float">
            <text:p>1660931</text:p>
          </table:table-cell>
          <table:table-cell office:value-type="float" office:value="1736805" calcext:value-type="float">
            <text:p>1736805</text:p>
          </table:table-cell>
          <table:table-cell office:value-type="float" office:value="1.2886" calcext:value-type="float">
            <text:p>1.2886</text:p>
          </table:table-cell>
          <table:table-cell office:value-type="float" office:value="32100000" calcext:value-type="float">
            <text:p>32100000</text:p>
          </table:table-cell>
          <table:table-cell office:value-type="float" office:value="20160624" calcext:value-type="float">
            <text:p>20160624</text:p>
          </table:table-cell>
          <table:table-cell office:value-type="float" office:value="0.9563" calcext:value-type="float">
            <text:p>0.9563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686405" calcext:value-type="float">
            <text:p>1686405</text:p>
          </table:table-cell>
          <table:table-cell office:value-type="float" office:value="1.2512" calcext:value-type="float">
            <text:p>1.2512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4" calcext:value-type="float">
            <text:p>306941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GOLD RIDGE APARTMENTS</text:p>
          </table:table-cell>
          <table:table-cell office:value-type="string" calcext:value-type="string">
            <text:p>2929 ROUTIER ROAD</text:p>
          </table:table-cell>
          <table:table-cell office:value-type="string" calcext:value-type="string">
            <text:p>RANCHO CORDOVA</text:p>
          </table:table-cell>
          <table:table-cell office:value-type="string" calcext:value-type="string">
            <text:p>CA</text:p>
          </table:table-cell>
          <table:table-cell office:value-type="float" office:value="95827" calcext:value-type="float">
            <text:p>95827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MF</text:p>
          </table:table-cell>
          <table:table-cell office:value-type="float" office:value="1987" calcext:value-type="float">
            <text:p>1987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18000" calcext:value-type="float">
            <text:p>21918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09" calcext:value-type="float">
            <text:p>20160609</text:p>
          </table:table-cell>
          <table:table-cell office:value-type="float" office:value="27430000" calcext:value-type="float">
            <text:p>2743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207262" calcext:value-type="float">
            <text:p>3207262</text:p>
          </table:table-cell>
          <table:table-cell office:value-type="float" office:value="1446237" calcext:value-type="float">
            <text:p>1446237</text:p>
          </table:table-cell>
          <table:table-cell office:value-type="float" office:value="1761025" calcext:value-type="float">
            <text:p>1761025</text:p>
          </table:table-cell>
          <table:table-cell office:value-type="float" office:value="1.3773" calcext:value-type="float">
            <text:p>1.3773</text:p>
          </table:table-cell>
          <table:table-cell office:value-type="float" office:value="27430000" calcext:value-type="float">
            <text:p>27430000</text:p>
          </table:table-cell>
          <table:table-cell office:value-type="float" office:value="20160609" calcext:value-type="float">
            <text:p>20160609</text:p>
          </table:table-cell>
          <table:table-cell office:value-type="float" office:value="0.963" calcext:value-type="float">
            <text:p>0.963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662133" calcext:value-type="float">
            <text:p>1662133</text:p>
          </table:table-cell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5" calcext:value-type="float">
            <text:p>3069410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ECCO APARTMENTS</text:p>
          </table:table-cell>
          <table:table-cell office:value-type="string" calcext:value-type="string">
            <text:p>60 HATTON AVENUE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float" office:value="97404" calcext:value-type="float">
            <text:p>97404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MF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00000" calcext:value-type="float">
            <text:p>217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1" calcext:value-type="float">
            <text:p>20160621</text:p>
          </table:table-cell>
          <table:table-cell office:value-type="float" office:value="31000000" calcext:value-type="float">
            <text:p>31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649632" calcext:value-type="float">
            <text:p>2649632</text:p>
          </table:table-cell>
          <table:table-cell office:value-type="float" office:value="906271" calcext:value-type="float">
            <text:p>906271</text:p>
          </table:table-cell>
          <table:table-cell office:value-type="float" office:value="1743361" calcext:value-type="float">
            <text:p>1743361</text:p>
          </table:table-cell>
          <table:table-cell office:value-type="float" office:value="2.1473" calcext:value-type="float">
            <text:p>2.1473</text:p>
          </table:table-cell>
          <table:table-cell office:value-type="float" office:value="31000000" calcext:value-type="float">
            <text:p>3100000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0.948" calcext:value-type="float">
            <text:p>0.948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714561" calcext:value-type="float">
            <text:p>1714561</text:p>
          </table:table-cell>
          <table:table-cell office:value-type="float" office:value="2.1119" calcext:value-type="float">
            <text:p>2.111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6" calcext:value-type="float">
            <text:p>3069410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JOSHUA HILLS</text:p>
          </table:table-cell>
          <table:table-cell office:value-type="string" calcext:value-type="string">
            <text:p>2929 EAST CENTENNIAL PARKWAY</text:p>
          </table:table-cell>
          <table:table-cell office:value-type="string" calcext:value-type="string">
            <text:p>NORTH LAS VEGAS</text:p>
          </table:table-cell>
          <table:table-cell office:value-type="string" calcext:value-type="string">
            <text:p>NV</text:p>
          </table:table-cell>
          <table:table-cell office:value-type="float" office:value="89081" calcext:value-type="float">
            <text:p>89081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13000" calcext:value-type="float">
            <text:p>21413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08" calcext:value-type="float">
            <text:p>20160708</text:p>
          </table:table-cell>
          <table:table-cell office:value-type="float" office:value="30700000" calcext:value-type="float">
            <text:p>307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376777" calcext:value-type="float">
            <text:p>2376777</text:p>
          </table:table-cell>
          <table:table-cell office:value-type="float" office:value="794951" calcext:value-type="float">
            <text:p>794951</text:p>
          </table:table-cell>
          <table:table-cell office:value-type="float" office:value="1581826" calcext:value-type="float">
            <text:p>1581826</text:p>
          </table:table-cell>
          <table:table-cell office:value-type="float" office:value="1.2972" calcext:value-type="float">
            <text:p>1.2972</text:p>
          </table:table-cell>
          <table:table-cell office:value-type="float" office:value="30700000" calcext:value-type="float">
            <text:p>30700000</text:p>
          </table:table-cell>
          <table:table-cell office:value-type="float" office:value="20160708" calcext:value-type="float">
            <text:p>20160708</text:p>
          </table:table-cell>
          <table:table-cell office:value-type="float" office:value="0.961" calcext:value-type="float">
            <text:p>0.96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540246" calcext:value-type="float">
            <text:p>1540246</text:p>
          </table:table-cell>
          <table:table-cell office:value-type="float" office:value="1.2631" calcext:value-type="float">
            <text:p>1.263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7" calcext:value-type="float">
            <text:p>3069410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ARBOR LAKES</text:p>
          </table:table-cell>
          <table:table-cell office:value-type="string" calcext:value-type="string">
            <text:p>6161 MEMORIAL HIGHWAY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5" calcext:value-type="float">
            <text:p>33615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MF</text:p>
          </table:table-cell>
          <table:table-cell office:value-type="float" office:value="1980" calcext:value-type="float">
            <text:p>198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375000" calcext:value-type="float">
            <text:p>21375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17" calcext:value-type="float">
            <text:p>20160617</text:p>
          </table:table-cell>
          <table:table-cell office:value-type="float" office:value="28600000" calcext:value-type="float">
            <text:p>286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370501" calcext:value-type="float">
            <text:p>3370501</text:p>
          </table:table-cell>
          <table:table-cell office:value-type="float" office:value="1647184" calcext:value-type="float">
            <text:p>1647184</text:p>
          </table:table-cell>
          <table:table-cell office:value-type="float" office:value="1723317" calcext:value-type="float">
            <text:p>1723317</text:p>
          </table:table-cell>
          <table:table-cell office:value-type="float" office:value="1.4313" calcext:value-type="float">
            <text:p>1.4313</text:p>
          </table:table-cell>
          <table:table-cell office:value-type="float" office:value="28600000" calcext:value-type="float">
            <text:p>28600000</text:p>
          </table:table-cell>
          <table:table-cell office:value-type="float" office:value="20160617" calcext:value-type="float">
            <text:p>20160617</text:p>
          </table:table-cell>
          <table:table-cell office:value-type="float" office:value="0.972" calcext:value-type="float">
            <text:p>0.97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616517" calcext:value-type="float">
            <text:p>1616517</text:p>
          </table:table-cell>
          <table:table-cell office:value-type="float" office:value="1.3426" calcext:value-type="float">
            <text:p>1.342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8" calcext:value-type="float">
            <text:p>306941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PORT LANDING AT FIFE</text:p>
          </table:table-cell>
          <table:table-cell office:value-type="string" calcext:value-type="string">
            <text:p>2715 62ND AVENUE EAST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WA</text:p>
          </table:table-cell>
          <table:table-cell office:value-type="float" office:value="98424" calcext:value-type="float">
            <text:p>9842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MF</text:p>
          </table:table-cell>
          <table:table-cell office:value-type="float" office:value="2008" calcext:value-type="float">
            <text:p>2008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70000" calcext:value-type="float">
            <text:p>2097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9" calcext:value-type="float">
            <text:p>20160629</text:p>
          </table:table-cell>
          <table:table-cell office:value-type="float" office:value="27970000" calcext:value-type="float">
            <text:p>2797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376803" calcext:value-type="float">
            <text:p>2376803</text:p>
          </table:table-cell>
          <table:table-cell office:value-type="float" office:value="819470" calcext:value-type="float">
            <text:p>819470</text:p>
          </table:table-cell>
          <table:table-cell office:value-type="float" office:value="1557333" calcext:value-type="float">
            <text:p>1557333</text:p>
          </table:table-cell>
          <table:table-cell office:value-type="float" office:value="1.3396" calcext:value-type="float">
            <text:p>1.3396</text:p>
          </table:table-cell>
          <table:table-cell office:value-type="float" office:value="27970000" calcext:value-type="float">
            <text:p>27970000</text:p>
          </table:table-cell>
          <table:table-cell office:value-type="float" office:value="20160629" calcext:value-type="float">
            <text:p>20160629</text:p>
          </table:table-cell>
          <table:table-cell office:value-type="float" office:value="0.994" calcext:value-type="float">
            <text:p>0.994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525133" calcext:value-type="float">
            <text:p>1525133</text:p>
          </table:table-cell>
          <table:table-cell office:value-type="float" office:value="1.3119" calcext:value-type="float">
            <text:p>1.311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29" calcext:value-type="float">
            <text:p>306941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TANFORD COURT</text:p>
          </table:table-cell>
          <table:table-cell office:value-type="string" calcext:value-type="string">
            <text:p>18175 MIDWAY ROAD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87" calcext:value-type="float">
            <text:p>75287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MF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60000" calcext:value-type="float">
            <text:p>2056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8" calcext:value-type="float">
            <text:p>20160628</text:p>
          </table:table-cell>
          <table:table-cell office:value-type="float" office:value="25700000" calcext:value-type="float">
            <text:p>257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157972" calcext:value-type="float">
            <text:p>3157972</text:p>
          </table:table-cell>
          <table:table-cell office:value-type="float" office:value="1634389" calcext:value-type="float">
            <text:p>1634389</text:p>
          </table:table-cell>
          <table:table-cell office:value-type="float" office:value="1523583" calcext:value-type="float">
            <text:p>1523583</text:p>
          </table:table-cell>
          <table:table-cell office:value-type="float" office:value="1.3432" calcext:value-type="float">
            <text:p>1.3432</text:p>
          </table:table-cell>
          <table:table-cell office:value-type="float" office:value="25700000" calcext:value-type="float">
            <text:p>25700000</text:p>
          </table:table-cell>
          <table:table-cell office:value-type="float" office:value="20160628" calcext:value-type="float">
            <text:p>20160628</text:p>
          </table:table-cell>
          <table:table-cell office:value-type="float" office:value="0.92" calcext:value-type="float">
            <text:p>0.9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430559" calcext:value-type="float">
            <text:p>1430559</text:p>
          </table:table-cell>
          <table:table-cell office:value-type="float" office:value="1.2612" calcext:value-type="float">
            <text:p>1.2612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0" calcext:value-type="float">
            <text:p>3069410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ASHMORE BRIDGE ESTATES</text:p>
          </table:table-cell>
          <table:table-cell office:value-type="string" calcext:value-type="string">
            <text:p>423 WEST BUTLER ROAD</text:p>
          </table:table-cell>
          <table:table-cell office:value-type="string" calcext:value-type="string">
            <text:p>MAULDIN</text:p>
          </table:table-cell>
          <table:table-cell office:value-type="string" calcext:value-type="string">
            <text:p>SC</text:p>
          </table:table-cell>
          <table:table-cell office:value-type="float" office:value="29662" calcext:value-type="float">
            <text:p>29662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MF</text:p>
          </table:table-cell>
          <table:table-cell office:value-type="float" office:value="1989" calcext:value-type="float">
            <text:p>1989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20000" calcext:value-type="float">
            <text:p>1952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412" calcext:value-type="float">
            <text:p>20160412</text:p>
          </table:table-cell>
          <table:table-cell office:value-type="float" office:value="28325000" calcext:value-type="float">
            <text:p>28325000</text:p>
          </table:table-cell>
          <table:table-cell table:number-columns-repeated="23"/>
          <table:table-cell office:value-type="float" office:value="28325000" calcext:value-type="float">
            <text:p>28325000</text:p>
          </table:table-cell>
          <table:table-cell office:value-type="float" office:value="20160412" calcext:value-type="float">
            <text:p>20160412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1" calcext:value-type="float">
            <text:p>3069410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AUDUBON PARK</text:p>
          </table:table-cell>
          <table:table-cell office:value-type="string" calcext:value-type="string">
            <text:p>1700 EAGLE LANDING BOULEVARD</text:p>
          </table:table-cell>
          <table:table-cell office:value-type="string" calcext:value-type="string">
            <text:p>HANAHAN</text:p>
          </table:table-cell>
          <table:table-cell office:value-type="string" calcext:value-type="string">
            <text:p>SC</text:p>
          </table:table-cell>
          <table:table-cell office:value-type="float" office:value="29410" calcext:value-type="float">
            <text:p>29410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MF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13000" calcext:value-type="float">
            <text:p>19513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412" calcext:value-type="float">
            <text:p>20160412</text:p>
          </table:table-cell>
          <table:table-cell office:value-type="float" office:value="28275000" calcext:value-type="float">
            <text:p>28275000</text:p>
          </table:table-cell>
          <table:table-cell table:number-columns-repeated="23"/>
          <table:table-cell office:value-type="float" office:value="28275000" calcext:value-type="float">
            <text:p>28275000</text:p>
          </table:table-cell>
          <table:table-cell office:value-type="float" office:value="20160412" calcext:value-type="float">
            <text:p>20160412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2" calcext:value-type="float">
            <text:p>3069410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BRISTLE POINTE APARTMENTS</text:p>
          </table:table-cell>
          <table:table-cell office:value-type="string" calcext:value-type="string">
            <text:p>2050 LONGLEY LAN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float" office:value="89502" calcext:value-type="float">
            <text:p>89502</text:p>
          </table:table-cell>
          <table:table-cell office:value-type="string" calcext:value-type="string">
            <text:p>WASHOE</text:p>
          </table:table-cell>
          <table:table-cell office:value-type="string" calcext:value-type="string">
            <text:p>MF</text:p>
          </table:table-cell>
          <table:table-cell office:value-type="float" office:value="1990" calcext:value-type="float">
            <text:p>199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45000" calcext:value-type="float">
            <text:p>19245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8" calcext:value-type="float">
            <text:p>20160628</text:p>
          </table:table-cell>
          <table:table-cell office:value-type="float" office:value="27500000" calcext:value-type="float">
            <text:p>27500000</text:p>
          </table:table-cell>
          <table:table-cell table:number-columns-repeated="23"/>
          <table:table-cell office:value-type="float" office:value="27500000" calcext:value-type="float">
            <text:p>27500000</text:p>
          </table:table-cell>
          <table:table-cell office:value-type="float" office:value="20160628" calcext:value-type="float">
            <text:p>20160628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3" calcext:value-type="float">
            <text:p>3069410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OWNSHIP APARTMENT HOMES I</text:p>
          </table:table-cell>
          <table:table-cell office:value-type="string" calcext:value-type="string">
            <text:p>400 NORTHEAST 103RD STREET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55" calcext:value-type="float">
            <text:p>64155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F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00000" calcext:value-type="float">
            <text:p>192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03" calcext:value-type="float">
            <text:p>20160603</text:p>
          </table:table-cell>
          <table:table-cell office:value-type="float" office:value="24000000" calcext:value-type="float">
            <text:p>24000000</text:p>
          </table:table-cell>
          <table:table-cell table:number-columns-repeated="23"/>
          <table:table-cell office:value-type="float" office:value="24000000" calcext:value-type="float">
            <text:p>24000000</text:p>
          </table:table-cell>
          <table:table-cell office:value-type="float" office:value="20160603" calcext:value-type="float">
            <text:p>20160603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4" calcext:value-type="float">
            <text:p>3069410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IENNA POINTE APARTMENTS</text:p>
          </table:table-cell>
          <table:table-cell office:value-type="string" calcext:value-type="string">
            <text:p>1855 NORTHEAST LOTUS DRIVE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float" office:value="97701" calcext:value-type="float">
            <text:p>97701</text:p>
          </table:table-cell>
          <table:table-cell office:value-type="string" calcext:value-type="string">
            <text:p>DESCHUTES</text:p>
          </table:table-cell>
          <table:table-cell office:value-type="string" calcext:value-type="string">
            <text:p>MF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00000" calcext:value-type="float">
            <text:p>19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07" calcext:value-type="float">
            <text:p>20160707</text:p>
          </table:table-cell>
          <table:table-cell office:value-type="float" office:value="24300000" calcext:value-type="float">
            <text:p>24300000</text:p>
          </table:table-cell>
          <table:table-cell table:number-columns-repeated="23"/>
          <table:table-cell office:value-type="float" office:value="24300000" calcext:value-type="float">
            <text:p>24300000</text:p>
          </table:table-cell>
          <table:table-cell office:value-type="float" office:value="20160707" calcext:value-type="float">
            <text:p>20160707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5" calcext:value-type="float">
            <text:p>3069410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MAPLEWOOD ESTATES</text:p>
          </table:table-cell>
          <table:table-cell office:value-type="string" calcext:value-type="string">
            <text:p>4591 SOUTHWESTERN BOULEVARD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Y</text:p>
          </table:table-cell>
          <table:table-cell office:value-type="float" office:value="14075" calcext:value-type="float">
            <text:p>14075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MF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00000" calcext:value-type="float">
            <text:p>185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1" calcext:value-type="float">
            <text:p>20160711</text:p>
          </table:table-cell>
          <table:table-cell office:value-type="float" office:value="24700000" calcext:value-type="float">
            <text:p>247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977287" calcext:value-type="float">
            <text:p>2977287</text:p>
          </table:table-cell>
          <table:table-cell office:value-type="float" office:value="1294213" calcext:value-type="float">
            <text:p>1294213</text:p>
          </table:table-cell>
          <table:table-cell office:value-type="float" office:value="1683074" calcext:value-type="float">
            <text:p>1683074</text:p>
          </table:table-cell>
          <table:table-cell office:value-type="float" office:value="1.6491" calcext:value-type="float">
            <text:p>1.6491</text:p>
          </table:table-cell>
          <table:table-cell office:value-type="float" office:value="24700000" calcext:value-type="float">
            <text:p>24700000</text:p>
          </table:table-cell>
          <table:table-cell office:value-type="float" office:value="20160711" calcext:value-type="float">
            <text:p>20160711</text:p>
          </table:table-cell>
          <table:table-cell office:value-type="float" office:value="0.941" calcext:value-type="float">
            <text:p>0.94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593042" calcext:value-type="float">
            <text:p>1593042</text:p>
          </table:table-cell>
          <table:table-cell office:value-type="float" office:value="1.5609" calcext:value-type="float">
            <text:p>1.560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6" calcext:value-type="float">
            <text:p>3069410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REGENCY AT PUAKEA</text:p>
          </table:table-cell>
          <table:table-cell office:value-type="string" calcext:value-type="string">
            <text:p>2130 KANEKA STREET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HI</text:p>
          </table:table-cell>
          <table:table-cell office:value-type="float" office:value="96766" calcext:value-type="float">
            <text:p>96766</text:p>
          </table:table-cell>
          <table:table-cell office:value-type="string" calcext:value-type="string">
            <text:p>KAUAI</text:p>
          </table:table-cell>
          <table:table-cell office:value-type="string" calcext:value-type="string">
            <text:p>HC</text:p>
          </table:table-cell>
          <table:table-cell office:value-type="float" office:value="2004" calcext:value-type="float">
            <text:p>2004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08042.68" calcext:value-type="float">
            <text:p>16908042.6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22" calcext:value-type="float">
            <text:p>20160722</text:p>
          </table:table-cell>
          <table:table-cell office:value-type="float" office:value="23200000" calcext:value-type="float">
            <text:p>232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5054902" calcext:value-type="float">
            <text:p>5054902</text:p>
          </table:table-cell>
          <table:table-cell office:value-type="float" office:value="3636386" calcext:value-type="float">
            <text:p>3636386</text:p>
          </table:table-cell>
          <table:table-cell office:value-type="float" office:value="1418516" calcext:value-type="float">
            <text:p>1418516</text:p>
          </table:table-cell>
          <table:table-cell office:value-type="float" office:value="1.4304" calcext:value-type="float">
            <text:p>1.4304</text:p>
          </table:table-cell>
          <table:table-cell office:value-type="float" office:value="23200000" calcext:value-type="float">
            <text:p>23200000</text:p>
          </table:table-cell>
          <table:table-cell office:value-type="float" office:value="20160722" calcext:value-type="float">
            <text:p>2016072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387930" calcext:value-type="float">
            <text:p>1387930</text:p>
          </table:table-cell>
          <table:table-cell office:value-type="float" office:value="1.3996" calcext:value-type="float">
            <text:p>1.399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7" calcext:value-type="float">
            <text:p>3069410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MEADOW RIDGE APARTMENTS</text:p>
          </table:table-cell>
          <table:table-cell office:value-type="string" calcext:value-type="string">
            <text:p>5055 SOUTH LINDELL ROAD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18" calcext:value-type="float">
            <text:p>89118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F</text:p>
          </table:table-cell>
          <table:table-cell office:value-type="float" office:value="1990" calcext:value-type="float">
            <text:p>199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50000" calcext:value-type="float">
            <text:p>1695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16" calcext:value-type="float">
            <text:p>20160616</text:p>
          </table:table-cell>
          <table:table-cell office:value-type="float" office:value="22600000" calcext:value-type="float">
            <text:p>226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162490" calcext:value-type="float">
            <text:p>2162490</text:p>
          </table:table-cell>
          <table:table-cell office:value-type="float" office:value="937695" calcext:value-type="float">
            <text:p>937695</text:p>
          </table:table-cell>
          <table:table-cell office:value-type="float" office:value="1224795" calcext:value-type="float">
            <text:p>1224795</text:p>
          </table:table-cell>
          <table:table-cell office:value-type="float" office:value="1.3261" calcext:value-type="float">
            <text:p>1.3261</text:p>
          </table:table-cell>
          <table:table-cell office:value-type="float" office:value="22600000" calcext:value-type="float">
            <text:p>22600000</text:p>
          </table:table-cell>
          <table:table-cell office:value-type="float" office:value="20160616" calcext:value-type="float">
            <text:p>20160616</text:p>
          </table:table-cell>
          <table:table-cell office:value-type="float" office:value="0.935" calcext:value-type="float">
            <text:p>0.935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162851" calcext:value-type="float">
            <text:p>1162851</text:p>
          </table:table-cell>
          <table:table-cell office:value-type="float" office:value="1.259" calcext:value-type="float">
            <text:p>1.25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8" calcext:value-type="float">
            <text:p>3069410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HE STANDARD APARTMENT HOMES</text:p>
          </table:table-cell>
          <table:table-cell office:value-type="string" calcext:value-type="string">
            <text:p>615 SOUTH HARDY DRIVE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float" office:value="85281" calcext:value-type="float">
            <text:p>85281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MF</text:p>
          </table:table-cell>
          <table:table-cell office:value-type="float" office:value="1971" calcext:value-type="float">
            <text:p>197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79000" calcext:value-type="float">
            <text:p>16279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2" calcext:value-type="float">
            <text:p>20160622</text:p>
          </table:table-cell>
          <table:table-cell office:value-type="float" office:value="20800000" calcext:value-type="float">
            <text:p>208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422547" calcext:value-type="float">
            <text:p>2422547</text:p>
          </table:table-cell>
          <table:table-cell office:value-type="float" office:value="1223186" calcext:value-type="float">
            <text:p>1223186</text:p>
          </table:table-cell>
          <table:table-cell office:value-type="float" office:value="1199361" calcext:value-type="float">
            <text:p>1199361</text:p>
          </table:table-cell>
          <table:table-cell office:value-type="float" office:value="1.3192" calcext:value-type="float">
            <text:p>1.3192</text:p>
          </table:table-cell>
          <table:table-cell office:value-type="float" office:value="20800000" calcext:value-type="float">
            <text:p>20800000</text:p>
          </table:table-cell>
          <table:table-cell office:value-type="float" office:value="20160622" calcext:value-type="float">
            <text:p>20160622</text:p>
          </table:table-cell>
          <table:table-cell office:value-type="float" office:value="0.969" calcext:value-type="float">
            <text:p>0.969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136433" calcext:value-type="float">
            <text:p>1136433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39" calcext:value-type="float">
            <text:p>3069410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CLUB VALENCIA APARTMENTS</text:p>
          </table:table-cell>
          <table:table-cell office:value-type="string" calcext:value-type="string">
            <text:p>10201 NORTH 44TH DRIVE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AZ</text:p>
          </table:table-cell>
          <table:table-cell office:value-type="float" office:value="85302" calcext:value-type="float">
            <text:p>85302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MF</text:p>
          </table:table-cell>
          <table:table-cell office:value-type="float" office:value="1985" calcext:value-type="float">
            <text:p>1985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36525.76" calcext:value-type="float">
            <text:p>15136525.7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14" calcext:value-type="float">
            <text:p>20160614</text:p>
          </table:table-cell>
          <table:table-cell office:value-type="float" office:value="20310000" calcext:value-type="float">
            <text:p>2031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240016" calcext:value-type="float">
            <text:p>2240016</text:p>
          </table:table-cell>
          <table:table-cell office:value-type="float" office:value="1024321" calcext:value-type="float">
            <text:p>1024321</text:p>
          </table:table-cell>
          <table:table-cell office:value-type="float" office:value="1215695" calcext:value-type="float">
            <text:p>1215695</text:p>
          </table:table-cell>
          <table:table-cell office:value-type="float" office:value="1.4315" calcext:value-type="float">
            <text:p>1.4315</text:p>
          </table:table-cell>
          <table:table-cell office:value-type="float" office:value="20310000" calcext:value-type="float">
            <text:p>20310000</text:p>
          </table:table-cell>
          <table:table-cell office:value-type="float" office:value="20160614" calcext:value-type="float">
            <text:p>20160614</text:p>
          </table:table-cell>
          <table:table-cell office:value-type="float" office:value="0.922" calcext:value-type="float">
            <text:p>0.92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161695" calcext:value-type="float">
            <text:p>1161695</text:p>
          </table:table-cell>
          <table:table-cell office:value-type="float" office:value="1.3679" calcext:value-type="float">
            <text:p>1.367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0" calcext:value-type="float">
            <text:p>3069410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NICHE</text:p>
          </table:table-cell>
          <table:table-cell office:value-type="string" calcext:value-type="string">
            <text:p>33 LYNN BATTS LAN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18" calcext:value-type="float">
            <text:p>78218</text:p>
          </table:table-cell>
          <table:table-cell office:value-type="string" calcext:value-type="string">
            <text:p>BEXAR</text:p>
          </table:table-cell>
          <table:table-cell office:value-type="string" calcext:value-type="string">
            <text:p>MF</text:p>
          </table:table-cell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10000" calcext:value-type="float">
            <text:p>1421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8" calcext:value-type="float">
            <text:p>20160628</text:p>
          </table:table-cell>
          <table:table-cell office:value-type="float" office:value="20400000" calcext:value-type="float">
            <text:p>204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149188" calcext:value-type="float">
            <text:p>2149188</text:p>
          </table:table-cell>
          <table:table-cell office:value-type="float" office:value="1038976" calcext:value-type="float">
            <text:p>1038976</text:p>
          </table:table-cell>
          <table:table-cell office:value-type="float" office:value="1110212" calcext:value-type="float">
            <text:p>1110212</text:p>
          </table:table-cell>
          <table:table-cell office:value-type="float" office:value="1.3938" calcext:value-type="float">
            <text:p>1.3938</text:p>
          </table:table-cell>
          <table:table-cell office:value-type="float" office:value="20400000" calcext:value-type="float">
            <text:p>20400000</text:p>
          </table:table-cell>
          <table:table-cell office:value-type="float" office:value="20160628" calcext:value-type="float">
            <text:p>20160628</text:p>
          </table:table-cell>
          <table:table-cell office:value-type="float" office:value="0.927" calcext:value-type="float">
            <text:p>0.927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073462" calcext:value-type="float">
            <text:p>1073462</text:p>
          </table:table-cell>
          <table:table-cell office:value-type="float" office:value="1.3477" calcext:value-type="float">
            <text:p>1.3477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1" calcext:value-type="float">
            <text:p>3069410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1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PARK EAST APARTMENTS</text:p>
          </table:table-cell>
          <table:table-cell office:value-type="string" calcext:value-type="string">
            <text:p>14609 BANYAN BLUFF DRIVE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3" calcext:value-type="float">
            <text:p>33613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MF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25000" calcext:value-type="float">
            <text:p>13125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30" calcext:value-type="float">
            <text:p>20160630</text:p>
          </table:table-cell>
          <table:table-cell office:value-type="float" office:value="17600000" calcext:value-type="float">
            <text:p>176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990061" calcext:value-type="float">
            <text:p>1990061</text:p>
          </table:table-cell>
          <table:table-cell office:value-type="float" office:value="941406" calcext:value-type="float">
            <text:p>941406</text:p>
          </table:table-cell>
          <table:table-cell office:value-type="float" office:value="1048655" calcext:value-type="float">
            <text:p>1048655</text:p>
          </table:table-cell>
          <table:table-cell office:value-type="float" office:value="1.4236" calcext:value-type="float">
            <text:p>1.4236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20160630" calcext:value-type="float">
            <text:p>20160630</text:p>
          </table:table-cell>
          <table:table-cell office:value-type="float" office:value="0.901" calcext:value-type="float">
            <text:p>0.90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993551" calcext:value-type="float">
            <text:p>993551</text:p>
          </table:table-cell>
          <table:table-cell office:value-type="float" office:value="1.3488" calcext:value-type="float">
            <text:p>1.3488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2" calcext:value-type="float">
            <text:p>3069410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RELLIS PARK AT CHEYENNE</text:p>
          </table:table-cell>
          <table:table-cell office:value-type="string" calcext:value-type="string">
            <text:p>3132 NORTH JONES BOULEVARD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08" calcext:value-type="float">
            <text:p>89108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F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70000" calcext:value-type="float">
            <text:p>1267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1" calcext:value-type="float">
            <text:p>20160711</text:p>
          </table:table-cell>
          <table:table-cell office:value-type="float" office:value="18100000" calcext:value-type="float">
            <text:p>181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770579" calcext:value-type="float">
            <text:p>1770579</text:p>
          </table:table-cell>
          <table:table-cell office:value-type="float" office:value="780655" calcext:value-type="float">
            <text:p>780655</text:p>
          </table:table-cell>
          <table:table-cell office:value-type="float" office:value="989924" calcext:value-type="float">
            <text:p>989924</text:p>
          </table:table-cell>
          <table:table-cell office:value-type="float" office:value="1.3637" calcext:value-type="float">
            <text:p>1.3637</text:p>
          </table:table-cell>
          <table:table-cell office:value-type="float" office:value="18100000" calcext:value-type="float">
            <text:p>18100000</text:p>
          </table:table-cell>
          <table:table-cell office:value-type="float" office:value="20160711" calcext:value-type="float">
            <text:p>20160711</text:p>
          </table:table-cell>
          <table:table-cell office:value-type="float" office:value="0.938" calcext:value-type="float">
            <text:p>0.938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956046" calcext:value-type="float">
            <text:p>956046</text:p>
          </table:table-cell>
          <table:table-cell office:value-type="float" office:value="1.3171" calcext:value-type="float">
            <text:p>1.317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3" calcext:value-type="float">
            <text:p>3069410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ESTATES AT BELLWOOD</text:p>
          </table:table-cell>
          <table:table-cell office:value-type="string" calcext:value-type="string">
            <text:p>7 SOUTHPOINTE DRIVE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MF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02000" calcext:value-type="float">
            <text:p>11802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412" calcext:value-type="float">
            <text:p>20160412</text:p>
          </table:table-cell>
          <table:table-cell office:value-type="float" office:value="16875000" calcext:value-type="float">
            <text:p>16875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579483" calcext:value-type="float">
            <text:p>1579483</text:p>
          </table:table-cell>
          <table:table-cell office:value-type="float" office:value="665673" calcext:value-type="float">
            <text:p>665673</text:p>
          </table:table-cell>
          <table:table-cell office:value-type="float" office:value="913810" calcext:value-type="float">
            <text:p>913810</text:p>
          </table:table-cell>
          <table:table-cell office:value-type="float" office:value="2.098" calcext:value-type="float">
            <text:p>2.098</text:p>
          </table:table-cell>
          <table:table-cell office:value-type="float" office:value="16875000" calcext:value-type="float">
            <text:p>16875000</text:p>
          </table:table-cell>
          <table:table-cell office:value-type="float" office:value="20160412" calcext:value-type="float">
            <text:p>20160412</text:p>
          </table:table-cell>
          <table:table-cell office:value-type="float" office:value="0.95" calcext:value-type="float">
            <text:p>0.95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885810" calcext:value-type="float">
            <text:p>885810</text:p>
          </table:table-cell>
          <table:table-cell office:value-type="float" office:value="2.0337" calcext:value-type="float">
            <text:p>2.0337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4" calcext:value-type="float">
            <text:p>3069410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CASTLE RIDGE APARTMENTS</text:p>
          </table:table-cell>
          <table:table-cell office:value-type="string" calcext:value-type="string">
            <text:p>850 BALDWIN STREET</text:p>
          </table:table-cell>
          <table:table-cell office:value-type="string" calcext:value-type="string">
            <text:p>CASTLE SHANNON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ALLEGHENY</text:p>
          </table:table-cell>
          <table:table-cell office:value-type="string" calcext:value-type="string">
            <text:p>MF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29000" calcext:value-type="float">
            <text:p>11529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3" calcext:value-type="float">
            <text:p>20160713</text:p>
          </table:table-cell>
          <table:table-cell office:value-type="float" office:value="14475000" calcext:value-type="float">
            <text:p>14475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650057" calcext:value-type="float">
            <text:p>1650057</text:p>
          </table:table-cell>
          <table:table-cell office:value-type="float" office:value="713812" calcext:value-type="float">
            <text:p>713812</text:p>
          </table:table-cell>
          <table:table-cell office:value-type="float" office:value="936245" calcext:value-type="float">
            <text:p>936245</text:p>
          </table:table-cell>
          <table:table-cell office:value-type="float" office:value="1.4365" calcext:value-type="float">
            <text:p>1.4365</text:p>
          </table:table-cell>
          <table:table-cell office:value-type="float" office:value="14475000" calcext:value-type="float">
            <text:p>14475000</text:p>
          </table:table-cell>
          <table:table-cell office:value-type="float" office:value="20160713" calcext:value-type="float">
            <text:p>20160713</text:p>
          </table:table-cell>
          <table:table-cell office:value-type="float" office:value="0.964" calcext:value-type="float">
            <text:p>0.964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900853" calcext:value-type="float">
            <text:p>900853</text:p>
          </table:table-cell>
          <table:table-cell office:value-type="float" office:value="1.3822" calcext:value-type="float">
            <text:p>1.3822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5" calcext:value-type="float">
            <text:p>3069410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FAIRVIEW COURT</text:p>
          </table:table-cell>
          <table:table-cell office:value-type="string" calcext:value-type="string">
            <text:p>4000 NORTHEAST 109TH AVENUE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WA</text:p>
          </table:table-cell>
          <table:table-cell office:value-type="float" office:value="98682" calcext:value-type="float">
            <text:p>98682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F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79000" calcext:value-type="float">
            <text:p>10679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2" calcext:value-type="float">
            <text:p>20160712</text:p>
          </table:table-cell>
          <table:table-cell office:value-type="float" office:value="16600000" calcext:value-type="float">
            <text:p>166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350444" calcext:value-type="float">
            <text:p>1350444</text:p>
          </table:table-cell>
          <table:table-cell office:value-type="float" office:value="418853" calcext:value-type="float">
            <text:p>418853</text:p>
          </table:table-cell>
          <table:table-cell office:value-type="float" office:value="931591" calcext:value-type="float">
            <text:p>931591</text:p>
          </table:table-cell>
          <table:table-cell office:value-type="float" office:value="2.3067" calcext:value-type="float">
            <text:p>2.3067</text:p>
          </table:table-cell>
          <table:table-cell office:value-type="float" office:value="16600000" calcext:value-type="float">
            <text:p>16600000</text:p>
          </table:table-cell>
          <table:table-cell office:value-type="float" office:value="20160712" calcext:value-type="float">
            <text:p>20160712</text:p>
          </table:table-cell>
          <table:table-cell office:value-type="float" office:value="0.968" calcext:value-type="float">
            <text:p>0.968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917641" calcext:value-type="float">
            <text:p>917641</text:p>
          </table:table-cell>
          <table:table-cell office:value-type="float" office:value="2.2721" calcext:value-type="float">
            <text:p>2.272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6" calcext:value-type="float">
            <text:p>3069410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FOX HOLLOW INDEPENDENT LIVING AND ASSISTED LIVING COMMUNITY</text:p>
          </table:table-cell>
          <table:table-cell office:value-type="string" calcext:value-type="string">
            <text:p>2599 NORTHEAST STUDIO ROAD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float" office:value="97701" calcext:value-type="float">
            <text:p>97701</text:p>
          </table:table-cell>
          <table:table-cell office:value-type="string" calcext:value-type="string">
            <text:p>DESCHUTES</text:p>
          </table:table-cell>
          <table:table-cell office:value-type="string" calcext:value-type="string">
            <text:p>HC</text:p>
          </table:table-cell>
          <table:table-cell office:value-type="float" office:value="2004" calcext:value-type="float">
            <text:p>2004</text:p>
          </table:table-cell>
          <table:table-cell/>
          <table:table-cell table:number-columns-repeated="2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76793.56" calcext:value-type="float">
            <text:p>10576793.5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08" calcext:value-type="float">
            <text:p>20160708</text:p>
          </table:table-cell>
          <table:table-cell office:value-type="float" office:value="14180000" calcext:value-type="float">
            <text:p>1418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306212" calcext:value-type="float">
            <text:p>3306212</text:p>
          </table:table-cell>
          <table:table-cell office:value-type="float" office:value="2380505" calcext:value-type="float">
            <text:p>2380505</text:p>
          </table:table-cell>
          <table:table-cell office:value-type="float" office:value="925707" calcext:value-type="float">
            <text:p>925707</text:p>
          </table:table-cell>
          <table:table-cell office:value-type="float" office:value="1.5029" calcext:value-type="float">
            <text:p>1.5029</text:p>
          </table:table-cell>
          <table:table-cell office:value-type="float" office:value="14180000" calcext:value-type="float">
            <text:p>14180000</text:p>
          </table:table-cell>
          <table:table-cell office:value-type="float" office:value="20160708" calcext:value-type="float">
            <text:p>20160708</text:p>
          </table:table-cell>
          <table:table-cell office:value-type="float" office:value="0.972" calcext:value-type="float">
            <text:p>0.97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896798" calcext:value-type="float">
            <text:p>896798</text:p>
          </table:table-cell>
          <table:table-cell office:value-type="float" office:value="1.456" calcext:value-type="float">
            <text:p>1.45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7" calcext:value-type="float">
            <text:p>3069410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WINDRIDGE TOWNHOMES</text:p>
          </table:table-cell>
          <table:table-cell office:value-type="string" calcext:value-type="string">
            <text:p>6700 HOPEFUL ROAD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Y</text:p>
          </table:table-cell>
          <table:table-cell office:value-type="float" office:value="41042" calcext:value-type="float">
            <text:p>41042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MF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40000" calcext:value-type="float">
            <text:p>1044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4" calcext:value-type="float">
            <text:p>20160624</text:p>
          </table:table-cell>
          <table:table-cell office:value-type="float" office:value="13050000" calcext:value-type="float">
            <text:p>1305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687367" calcext:value-type="float">
            <text:p>1687367</text:p>
          </table:table-cell>
          <table:table-cell office:value-type="float" office:value="810884" calcext:value-type="float">
            <text:p>810884</text:p>
          </table:table-cell>
          <table:table-cell office:value-type="float" office:value="876483" calcext:value-type="float">
            <text:p>876483</text:p>
          </table:table-cell>
          <table:table-cell office:value-type="float" office:value="1.4796" calcext:value-type="float">
            <text:p>1.4796</text:p>
          </table:table-cell>
          <table:table-cell office:value-type="float" office:value="13050000" calcext:value-type="float">
            <text:p>13050000</text:p>
          </table:table-cell>
          <table:table-cell office:value-type="float" office:value="20160624" calcext:value-type="float">
            <text:p>20160624</text:p>
          </table:table-cell>
          <table:table-cell office:value-type="float" office:value="0.931" calcext:value-type="float">
            <text:p>0.93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834147" calcext:value-type="float">
            <text:p>834147</text:p>
          </table:table-cell>
          <table:table-cell office:value-type="float" office:value="1.4082" calcext:value-type="float">
            <text:p>1.4082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8" calcext:value-type="float">
            <text:p>306941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CANTERBURY PARK APARTMENTS</text:p>
          </table:table-cell>
          <table:table-cell office:value-type="string" calcext:value-type="string">
            <text:p>19400 MAYFIELD AVENUE</text:p>
          </table:table-cell>
          <table:table-cell office:value-type="string" calcext:value-type="string">
            <text:p>LIVONIA</text:p>
          </table:table-cell>
          <table:table-cell office:value-type="string" calcext:value-type="string">
            <text:p>MI</text:p>
          </table:table-cell>
          <table:table-cell office:value-type="float" office:value="48152" calcext:value-type="float">
            <text:p>48152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MF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25364.58" calcext:value-type="float">
            <text:p>9925364.5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15" calcext:value-type="float">
            <text:p>20160615</text:p>
          </table:table-cell>
          <table:table-cell office:value-type="float" office:value="18525000" calcext:value-type="float">
            <text:p>18525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311075" calcext:value-type="float">
            <text:p>2311075</text:p>
          </table:table-cell>
          <table:table-cell office:value-type="float" office:value="1029808" calcext:value-type="float">
            <text:p>1029808</text:p>
          </table:table-cell>
          <table:table-cell office:value-type="float" office:value="1281267" calcext:value-type="float">
            <text:p>1281267</text:p>
          </table:table-cell>
          <table:table-cell office:value-type="float" office:value="2.3455" calcext:value-type="float">
            <text:p>2.3455</text:p>
          </table:table-cell>
          <table:table-cell office:value-type="float" office:value="18525000" calcext:value-type="float">
            <text:p>18525000</text:p>
          </table:table-cell>
          <table:table-cell office:value-type="float" office:value="20160615" calcext:value-type="float">
            <text:p>20160615</text:p>
          </table:table-cell>
          <table:table-cell office:value-type="float" office:value="0.99" calcext:value-type="float">
            <text:p>0.99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206067" calcext:value-type="float">
            <text:p>1206067</text:p>
          </table:table-cell>
          <table:table-cell office:value-type="float" office:value="2.2079" calcext:value-type="float">
            <text:p>2.207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49" calcext:value-type="float">
            <text:p>3069410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TONE CREST APARTMENTS</text:p>
          </table:table-cell>
          <table:table-cell office:value-type="string" calcext:value-type="string">
            <text:p>224 CORNISH DRIVE</text:p>
          </table:table-cell>
          <table:table-cell office:value-type="string" calcext:value-type="string">
            <text:p>SLIPPERY ROCK</text:p>
          </table:table-cell>
          <table:table-cell office:value-type="string" calcext:value-type="string">
            <text:p>PA</text:p>
          </table:table-cell>
          <table:table-cell office:value-type="float" office:value="16057" calcext:value-type="float">
            <text:p>16057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M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01183.11" calcext:value-type="float">
            <text:p>9901183.1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28" calcext:value-type="float">
            <text:p>20160728</text:p>
          </table:table-cell>
          <table:table-cell office:value-type="float" office:value="13300000" calcext:value-type="float">
            <text:p>133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376340" calcext:value-type="float">
            <text:p>1376340</text:p>
          </table:table-cell>
          <table:table-cell office:value-type="float" office:value="508226" calcext:value-type="float">
            <text:p>508226</text:p>
          </table:table-cell>
          <table:table-cell office:value-type="float" office:value="868114" calcext:value-type="float">
            <text:p>868114</text:p>
          </table:table-cell>
          <table:table-cell office:value-type="float" office:value="1.5444" calcext:value-type="float">
            <text:p>1.5444</text:p>
          </table:table-cell>
          <table:table-cell office:value-type="float" office:value="13300000" calcext:value-type="float">
            <text:p>13300000</text:p>
          </table:table-cell>
          <table:table-cell office:value-type="float" office:value="20160728" calcext:value-type="float">
            <text:p>20160728</text:p>
          </table:table-cell>
          <table:table-cell office:value-type="float" office:value="0.99" calcext:value-type="float">
            <text:p>0.99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846286" calcext:value-type="float">
            <text:p>846286</text:p>
          </table:table-cell>
          <table:table-cell office:value-type="float" office:value="1.5056" calcext:value-type="float">
            <text:p>1.5056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0" calcext:value-type="float">
            <text:p>306941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RILLITO VILLAGE APARTMENTS</text:p>
          </table:table-cell>
          <table:table-cell office:value-type="string" calcext:value-type="string">
            <text:p>3700 NORTH FIRST AVENUE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19" calcext:value-type="float">
            <text:p>85719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MF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00000" calcext:value-type="float">
            <text:p>96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107" calcext:value-type="float">
            <text:p>20160107</text:p>
          </table:table-cell>
          <table:table-cell office:value-type="float" office:value="12840000" calcext:value-type="float">
            <text:p>1284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625812" calcext:value-type="float">
            <text:p>1625812</text:p>
          </table:table-cell>
          <table:table-cell office:value-type="float" office:value="763957" calcext:value-type="float">
            <text:p>763957</text:p>
          </table:table-cell>
          <table:table-cell office:value-type="float" office:value="861855" calcext:value-type="float">
            <text:p>861855</text:p>
          </table:table-cell>
          <table:table-cell office:value-type="float" office:value="1.5538" calcext:value-type="float">
            <text:p>1.5538</text:p>
          </table:table-cell>
          <table:table-cell office:value-type="float" office:value="12840000" calcext:value-type="float">
            <text:p>12840000</text:p>
          </table:table-cell>
          <table:table-cell office:value-type="float" office:value="20160107" calcext:value-type="float">
            <text:p>20160107</text:p>
          </table:table-cell>
          <table:table-cell office:value-type="float" office:value="0.9191" calcext:value-type="float">
            <text:p>0.919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777130" calcext:value-type="float">
            <text:p>777130</text:p>
          </table:table-cell>
          <table:table-cell office:value-type="float" office:value="1.4011" calcext:value-type="float">
            <text:p>1.401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1" calcext:value-type="float">
            <text:p>3069410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LAKESIDE APARTMENT TOWNHOMES</text:p>
          </table:table-cell>
          <table:table-cell office:value-type="string" calcext:value-type="string">
            <text:p>5577 RIVERDALE ROAD</text:p>
          </table:table-cell>
          <table:table-cell office:value-type="string" calcext:value-type="string">
            <text:p>COLLEGE PARK</text:p>
          </table:table-cell>
          <table:table-cell office:value-type="string" calcext:value-type="string">
            <text:p>GA</text:p>
          </table:table-cell>
          <table:table-cell office:value-type="float" office:value="30349" calcext:value-type="float">
            <text:p>30349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MF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50000" calcext:value-type="float">
            <text:p>795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05" calcext:value-type="float">
            <text:p>20160705</text:p>
          </table:table-cell>
          <table:table-cell office:value-type="float" office:value="11760000" calcext:value-type="float">
            <text:p>1176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551243" calcext:value-type="float">
            <text:p>1551243</text:p>
          </table:table-cell>
          <table:table-cell office:value-type="float" office:value="783693" calcext:value-type="float">
            <text:p>783693</text:p>
          </table:table-cell>
          <table:table-cell office:value-type="float" office:value="767550" calcext:value-type="float">
            <text:p>767550</text:p>
          </table:table-cell>
          <table:table-cell office:value-type="float" office:value="1.7544" calcext:value-type="float">
            <text:p>1.7544</text:p>
          </table:table-cell>
          <table:table-cell office:value-type="float" office:value="11760000" calcext:value-type="float">
            <text:p>11760000</text:p>
          </table:table-cell>
          <table:table-cell office:value-type="float" office:value="20160705" calcext:value-type="float">
            <text:p>20160705</text:p>
          </table:table-cell>
          <table:table-cell office:value-type="float" office:value="0.972" calcext:value-type="float">
            <text:p>0.97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723300" calcext:value-type="float">
            <text:p>723300</text:p>
          </table:table-cell>
          <table:table-cell office:value-type="float" office:value="1.6532" calcext:value-type="float">
            <text:p>1.6532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2" calcext:value-type="float">
            <text:p>3069410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ACTIVCARE AT ROLLING HILLS RANCH</text:p>
          </table:table-cell>
          <table:table-cell office:value-type="string" calcext:value-type="string">
            <text:p>850 DUNCAN RANCH ROAD</text:p>
          </table:table-cell>
          <table:table-cell office:value-type="string" calcext:value-type="string">
            <text:p>CHULA VISTA</text:p>
          </table:table-cell>
          <table:table-cell office:value-type="string" calcext:value-type="string">
            <text:p>CA</text:p>
          </table:table-cell>
          <table:table-cell office:value-type="float" office:value="91914" calcext:value-type="float">
            <text:p>91914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C</text:p>
          </table:table-cell>
          <table:table-cell office:value-type="float" office:value="2013" calcext:value-type="float">
            <text:p>2013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00000" calcext:value-type="float">
            <text:p>77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5" calcext:value-type="float">
            <text:p>20160715</text:p>
          </table:table-cell>
          <table:table-cell office:value-type="float" office:value="12800000" calcext:value-type="float">
            <text:p>128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3675932" calcext:value-type="float">
            <text:p>3675932</text:p>
          </table:table-cell>
          <table:table-cell office:value-type="float" office:value="2800079" calcext:value-type="float">
            <text:p>2800079</text:p>
          </table:table-cell>
          <table:table-cell office:value-type="float" office:value="875853" calcext:value-type="float">
            <text:p>875853</text:p>
          </table:table-cell>
          <table:table-cell office:value-type="float" office:value="1.9854" calcext:value-type="float">
            <text:p>1.9854</text:p>
          </table:table-cell>
          <table:table-cell office:value-type="float" office:value="12800000" calcext:value-type="float">
            <text:p>12800000</text:p>
          </table:table-cell>
          <table:table-cell office:value-type="float" office:value="20160715" calcext:value-type="float">
            <text:p>20160715</text:p>
          </table:table-cell>
          <table:table-cell office:value-type="float" office:value="0.973" calcext:value-type="float">
            <text:p>0.973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866603" calcext:value-type="float">
            <text:p>866603</text:p>
          </table:table-cell>
          <table:table-cell office:value-type="float" office:value="1.9644" calcext:value-type="float">
            <text:p>1.9644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3" calcext:value-type="float">
            <text:p>3069410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TRAILS OF TIMBER CREEK</text:p>
          </table:table-cell>
          <table:table-cell office:value-type="string" calcext:value-type="string">
            <text:p>5315 TIMBER CREEK PLACE DRIV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84" calcext:value-type="float">
            <text:p>77084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MF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03134.68" calcext:value-type="float">
            <text:p>7103134.6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51119" calcext:value-type="float">
            <text:p>20151119</text:p>
          </table:table-cell>
          <table:table-cell office:value-type="float" office:value="9760000" calcext:value-type="float">
            <text:p>976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394660" calcext:value-type="float">
            <text:p>1394660</text:p>
          </table:table-cell>
          <table:table-cell office:value-type="float" office:value="754232" calcext:value-type="float">
            <text:p>754232</text:p>
          </table:table-cell>
          <table:table-cell office:value-type="float" office:value="640428" calcext:value-type="float">
            <text:p>640428</text:p>
          </table:table-cell>
          <table:table-cell office:value-type="float" office:value="1.4209" calcext:value-type="float">
            <text:p>1.4209</text:p>
          </table:table-cell>
          <table:table-cell office:value-type="float" office:value="9760000" calcext:value-type="float">
            <text:p>9760000</text:p>
          </table:table-cell>
          <table:table-cell office:value-type="float" office:value="20151119" calcext:value-type="float">
            <text:p>20151119</text:p>
          </table:table-cell>
          <table:table-cell office:value-type="float" office:value="0.923" calcext:value-type="float">
            <text:p>0.923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595908" calcext:value-type="float">
            <text:p>595908</text:p>
          </table:table-cell>
          <table:table-cell office:value-type="float" office:value="1.3221" calcext:value-type="float">
            <text:p>1.322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4" calcext:value-type="float">
            <text:p>3069410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BRIGHTON WAY APARTMENTS</text:p>
          </table:table-cell>
          <table:table-cell office:value-type="string" calcext:value-type="string">
            <text:p>100 PARKWAY AVENUE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GA</text:p>
          </table:table-cell>
          <table:table-cell office:value-type="float" office:value="30080" calcext:value-type="float">
            <text:p>30080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MF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0" calcext:value-type="float">
            <text:p>20160620</text:p>
          </table:table-cell>
          <table:table-cell office:value-type="float" office:value="9100000" calcext:value-type="float">
            <text:p>91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037137" calcext:value-type="float">
            <text:p>1037137</text:p>
          </table:table-cell>
          <table:table-cell office:value-type="float" office:value="492142" calcext:value-type="float">
            <text:p>492142</text:p>
          </table:table-cell>
          <table:table-cell office:value-type="float" office:value="544995" calcext:value-type="float">
            <text:p>544995</text:p>
          </table:table-cell>
          <table:table-cell office:value-type="float" office:value="1.4247" calcext:value-type="float">
            <text:p>1.4247</text:p>
          </table:table-cell>
          <table:table-cell office:value-type="float" office:value="9100000" calcext:value-type="float">
            <text:p>9100000</text:p>
          </table:table-cell>
          <table:table-cell office:value-type="float" office:value="20160620" calcext:value-type="float">
            <text:p>20160620</text:p>
          </table:table-cell>
          <table:table-cell office:value-type="float" office:value="0.89" calcext:value-type="float">
            <text:p>0.89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514995" calcext:value-type="float">
            <text:p>514995</text:p>
          </table:table-cell>
          <table:table-cell office:value-type="float" office:value="1.3463" calcext:value-type="float">
            <text:p>1.3463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5" calcext:value-type="float">
            <text:p>3069410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5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TONETREE APARTMENTS</text:p>
          </table:table-cell>
          <table:table-cell office:value-type="string" calcext:value-type="string">
            <text:p>2414 STONE ROAD</text:p>
          </table:table-cell>
          <table:table-cell office:value-type="string" calcext:value-type="string">
            <text:p>EAST POINT</text:p>
          </table:table-cell>
          <table:table-cell office:value-type="string" calcext:value-type="string">
            <text:p>GA</text:p>
          </table:table-cell>
          <table:table-cell office:value-type="float" office:value="30344" calcext:value-type="float">
            <text:p>303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MF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0000" calcext:value-type="float">
            <text:p>64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05" calcext:value-type="float">
            <text:p>20160705</text:p>
          </table:table-cell>
          <table:table-cell office:value-type="float" office:value="11480000" calcext:value-type="float">
            <text:p>1148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681836" calcext:value-type="float">
            <text:p>1681836</text:p>
          </table:table-cell>
          <table:table-cell office:value-type="float" office:value="1009328" calcext:value-type="float">
            <text:p>1009328</text:p>
          </table:table-cell>
          <table:table-cell office:value-type="float" office:value="672508" calcext:value-type="float">
            <text:p>672508</text:p>
          </table:table-cell>
          <table:table-cell office:value-type="float" office:value="1.9573" calcext:value-type="float">
            <text:p>1.9573</text:p>
          </table:table-cell>
          <table:table-cell office:value-type="float" office:value="11480000" calcext:value-type="float">
            <text:p>11480000</text:p>
          </table:table-cell>
          <table:table-cell office:value-type="float" office:value="20160705" calcext:value-type="float">
            <text:p>20160705</text:p>
          </table:table-cell>
          <table:table-cell office:value-type="float" office:value="0.935" calcext:value-type="float">
            <text:p>0.935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602908" calcext:value-type="float">
            <text:p>602908</text:p>
          </table:table-cell>
          <table:table-cell office:value-type="float" office:value="1.7547" calcext:value-type="float">
            <text:p>1.7547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6" calcext:value-type="float">
            <text:p>3069410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FAIRVIEW GARDENS</text:p>
          </table:table-cell>
          <table:table-cell office:value-type="string" calcext:value-type="string">
            <text:p>90 FAIRVIEW AVENUE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NY</text:p>
          </table:table-cell>
          <table:table-cell office:value-type="float" office:value="12401" calcext:value-type="float">
            <text:p>12401</text:p>
          </table:table-cell>
          <table:table-cell office:value-type="string" calcext:value-type="string">
            <text:p>ULSTER</text:p>
          </table:table-cell>
          <table:table-cell office:value-type="string" calcext:value-type="string">
            <text:p>MF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66255.67" calcext:value-type="float">
            <text:p>5966255.6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714" calcext:value-type="float">
            <text:p>20160714</text:p>
          </table:table-cell>
          <table:table-cell office:value-type="float" office:value="10000000" calcext:value-type="float">
            <text:p>10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441618" calcext:value-type="float">
            <text:p>1441618</text:p>
          </table:table-cell>
          <table:table-cell office:value-type="float" office:value="940961" calcext:value-type="float">
            <text:p>940961</text:p>
          </table:table-cell>
          <table:table-cell office:value-type="float" office:value="500657" calcext:value-type="float">
            <text:p>500657</text:p>
          </table:table-cell>
          <table:table-cell office:value-type="float" office:value="1.4653" calcext:value-type="float">
            <text:p>1.46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160714" calcext:value-type="float">
            <text:p>20160714</text:p>
          </table:table-cell>
          <table:table-cell office:value-type="float" office:value="0.9474" calcext:value-type="float">
            <text:p>0.9474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462657" calcext:value-type="float">
            <text:p>462657</text:p>
          </table:table-cell>
          <table:table-cell office:value-type="float" office:value="1.3541" calcext:value-type="float">
            <text:p>1.354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7" calcext:value-type="float">
            <text:p>3069410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TONY CREEK APARTMENTS</text:p>
          </table:table-cell>
          <table:table-cell office:value-type="string" calcext:value-type="string">
            <text:p>4911 MANCHACA ROAD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MF</text:p>
          </table:table-cell>
          <table:table-cell office:value-type="float" office:value="1982" calcext:value-type="float">
            <text:p>1982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0" calcext:value-type="float">
            <text:p>20160510</text:p>
          </table:table-cell>
          <table:table-cell office:value-type="float" office:value="11000000" calcext:value-type="float">
            <text:p>11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397938" calcext:value-type="float">
            <text:p>1397938</text:p>
          </table:table-cell>
          <table:table-cell office:value-type="float" office:value="785282" calcext:value-type="float">
            <text:p>785282</text:p>
          </table:table-cell>
          <table:table-cell office:value-type="float" office:value="612656" calcext:value-type="float">
            <text:p>612656</text:p>
          </table:table-cell>
          <table:table-cell office:value-type="float" office:value="2.9613" calcext:value-type="float">
            <text:p>2.9613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20160510" calcext:value-type="float">
            <text:p>20160510</text:p>
          </table:table-cell>
          <table:table-cell office:value-type="float" office:value="0.992" calcext:value-type="float">
            <text:p>0.992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572396" calcext:value-type="float">
            <text:p>572396</text:p>
          </table:table-cell>
          <table:table-cell office:value-type="float" office:value="2.7667" calcext:value-type="float">
            <text:p>2.7667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8" calcext:value-type="float">
            <text:p>3069410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UNIVERSITY PLACE</text:p>
          </table:table-cell>
          <table:table-cell office:value-type="string" calcext:value-type="string">
            <text:p>328 EAST MAIN STREET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04" calcext:value-type="float">
            <text:p>14604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MF</text:p>
          </table:table-cell>
          <table:table-cell office:value-type="float" office:value="1928" calcext:value-type="float">
            <text:p>192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02" calcext:value-type="float">
            <text:p>20160602</text:p>
          </table:table-cell>
          <table:table-cell office:value-type="float" office:value="7500000" calcext:value-type="float">
            <text:p>75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1090164" calcext:value-type="float">
            <text:p>1090164</text:p>
          </table:table-cell>
          <table:table-cell office:value-type="float" office:value="562426" calcext:value-type="float">
            <text:p>562426</text:p>
          </table:table-cell>
          <table:table-cell office:value-type="float" office:value="527738" calcext:value-type="float">
            <text:p>527738</text:p>
          </table:table-cell>
          <table:table-cell office:value-type="float" office:value="1.6607" calcext:value-type="float">
            <text:p>1.6607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20160602" calcext:value-type="float">
            <text:p>2016060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492774" calcext:value-type="float">
            <text:p>492774</text:p>
          </table:table-cell>
          <table:table-cell office:value-type="float" office:value="1.5507" calcext:value-type="float">
            <text:p>1.5507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59" calcext:value-type="float">
            <text:p>3069410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PELDALE OWNERS CORP</text:p>
          </table:table-cell>
          <table:table-cell office:value-type="string" calcext:value-type="string">
            <text:p>828 PELHAMDALE AVENUE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Y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MF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82992.71" calcext:value-type="float">
            <text:p>5082992.7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1" calcext:value-type="float">
            <text:p>20160621</text:p>
          </table:table-cell>
          <table:table-cell office:value-type="float" office:value="34000000" calcext:value-type="float">
            <text:p>34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2824121" calcext:value-type="float">
            <text:p>2824121</text:p>
          </table:table-cell>
          <table:table-cell office:value-type="float" office:value="1394898" calcext:value-type="float">
            <text:p>1394898</text:p>
          </table:table-cell>
          <table:table-cell office:value-type="float" office:value="1429223" calcext:value-type="float">
            <text:p>1429223</text:p>
          </table:table-cell>
          <table:table-cell office:value-type="float" office:value="5.5179" calcext:value-type="float">
            <text:p>5.5179</text:p>
          </table:table-cell>
          <table:table-cell office:value-type="float" office:value="34000000" calcext:value-type="float">
            <text:p>3400000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1393044" calcext:value-type="float">
            <text:p>1393044</text:p>
          </table:table-cell>
          <table:table-cell office:value-type="float" office:value="5.3782" calcext:value-type="float">
            <text:p>5.3782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0" calcext:value-type="float">
            <text:p>3069410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DONOVAN SMITH MHP</text:p>
          </table:table-cell>
          <table:table-cell office:value-type="string" calcext:value-type="string">
            <text:p>34168 CENTRAL AVENUE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DE</text:p>
          </table:table-cell>
          <table:table-cell office:value-type="float" office:value="19958" calcext:value-type="float">
            <text:p>19958</text:p>
          </table:table-cell>
          <table:table-cell office:value-type="string" calcext:value-type="string">
            <text:p>SUSSEX</text:p>
          </table:table-cell>
          <table:table-cell office:value-type="string" calcext:value-type="string">
            <text:p>MF</text:p>
          </table:table-cell>
          <table:table-cell office:value-type="float" office:value="1960" calcext:value-type="float">
            <text:p>196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91000" calcext:value-type="float">
            <text:p>4991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2" calcext:value-type="float">
            <text:p>20160512</text:p>
          </table:table-cell>
          <table:table-cell office:value-type="float" office:value="7130000" calcext:value-type="float">
            <text:p>713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640276" calcext:value-type="float">
            <text:p>640276</text:p>
          </table:table-cell>
          <table:table-cell office:value-type="float" office:value="184743" calcext:value-type="float">
            <text:p>184743</text:p>
          </table:table-cell>
          <table:table-cell office:value-type="float" office:value="455533" calcext:value-type="float">
            <text:p>455533</text:p>
          </table:table-cell>
          <table:table-cell office:value-type="float" office:value="1.6443" calcext:value-type="float">
            <text:p>1.6443</text:p>
          </table:table-cell>
          <table:table-cell office:value-type="float" office:value="7130000" calcext:value-type="float">
            <text:p>7130000</text:p>
          </table:table-cell>
          <table:table-cell office:value-type="float" office:value="20160512" calcext:value-type="float">
            <text:p>20160512</text:p>
          </table:table-cell>
          <table:table-cell office:value-type="float" office:value="0.87" calcext:value-type="float">
            <text:p>0.87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449383" calcext:value-type="float">
            <text:p>449383</text:p>
          </table:table-cell>
          <table:table-cell office:value-type="float" office:value="1.6221" calcext:value-type="float">
            <text:p>1.6221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1" calcext:value-type="float">
            <text:p>3069410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1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770 ELMWOOD</text:p>
          </table:table-cell>
          <table:table-cell office:value-type="string" calcext:value-type="string">
            <text:p>770 ELMWOOD AVENU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22" calcext:value-type="float">
            <text:p>14222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MF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74086.41" calcext:value-type="float">
            <text:p>4774086.4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3" calcext:value-type="float">
            <text:p>20160623</text:p>
          </table:table-cell>
          <table:table-cell office:value-type="float" office:value="6000000" calcext:value-type="float">
            <text:p>6000000</text:p>
          </table:table-cell>
          <table:table-cell table:number-columns-repeated="18"/>
          <table:table-cell office:value-type="float" office:value="20161129" calcext:value-type="float">
            <text:p>20161129</text:p>
          </table:table-cell>
          <table:table-cell office:value-type="float" office:value="519088" calcext:value-type="float">
            <text:p>519088</text:p>
          </table:table-cell>
          <table:table-cell office:value-type="float" office:value="153017" calcext:value-type="float">
            <text:p>153017</text:p>
          </table:table-cell>
          <table:table-cell office:value-type="float" office:value="366071" calcext:value-type="float">
            <text:p>366071</text:p>
          </table:table-cell>
          <table:table-cell office:value-type="float" office:value="1.3058" calcext:value-type="float">
            <text:p>1.305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160623" calcext:value-type="float">
            <text:p>2016062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0161129" calcext:value-type="float">
            <text:p>20161129</text:p>
          </table:table-cell>
          <table:table-cell table:number-columns-repeated="8"/>
          <table:table-cell office:value-type="float" office:value="357684" calcext:value-type="float">
            <text:p>357684</text:p>
          </table:table-cell>
          <table:table-cell office:value-type="float" office:value="1.2759" calcext:value-type="float">
            <text:p>1.2759</text:p>
          </table:table-cell>
          <table:table-cell table:number-columns-repeated="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2" calcext:value-type="float">
            <text:p>3069410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PINE VALLEY APARTMENTS</text:p>
          </table:table-cell>
          <table:table-cell office:value-type="string" calcext:value-type="string">
            <text:p>5300 COUNTRYSIDE COURT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float" office:value="27105" calcext:value-type="float">
            <text:p>27105</text:p>
          </table:table-cell>
          <table:table-cell office:value-type="string" calcext:value-type="string">
            <text:p>FORSYTH</text:p>
          </table:table-cell>
          <table:table-cell office:value-type="string" calcext:value-type="string">
            <text:p>MF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3" calcext:value-type="float">
            <text:p>20160513</text:p>
          </table:table-cell>
          <table:table-cell office:value-type="float" office:value="5500000" calcext:value-type="float">
            <text:p>5500000</text:p>
          </table:table-cell>
          <table:table-cell table:number-columns-repeated="23"/>
          <table:table-cell office:value-type="float" office:value="5500000" calcext:value-type="float">
            <text:p>5500000</text:p>
          </table:table-cell>
          <table:table-cell office:value-type="float" office:value="20160513" calcext:value-type="float">
            <text:p>20160513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3" calcext:value-type="float">
            <text:p>3069410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3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JASMINE CAY APARTMENTS</text:p>
          </table:table-cell>
          <table:table-cell office:value-type="string" calcext:value-type="string">
            <text:p>100 JASMINE CIRCLE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4102" calcext:value-type="float">
            <text:p>34102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MF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60000" calcext:value-type="float">
            <text:p>4160000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0160328" calcext:value-type="float">
            <text:p>20160328</text:p>
          </table:table-cell>
          <table:table-cell office:value-type="float" office:value="5200000" calcext:value-type="float">
            <text:p>5200000</text:p>
          </table:table-cell>
          <table:table-cell table:number-columns-repeated="23"/>
          <table:table-cell office:value-type="float" office:value="5200000" calcext:value-type="float">
            <text:p>5200000</text:p>
          </table:table-cell>
          <table:table-cell office:value-type="float" office:value="20160328" calcext:value-type="float">
            <text:p>20160328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4" calcext:value-type="float">
            <text:p>306941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HALLMARK AT THE PARK</text:p>
          </table:table-cell>
          <table:table-cell office:value-type="string" calcext:value-type="string">
            <text:p>814 17TH AVENUE NORTH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03" calcext:value-type="float">
            <text:p>37203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F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65000" calcext:value-type="float">
            <text:p>3465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516" calcext:value-type="float">
            <text:p>20160516</text:p>
          </table:table-cell>
          <table:table-cell office:value-type="float" office:value="4650000" calcext:value-type="float">
            <text:p>4650000</text:p>
          </table:table-cell>
          <table:table-cell table:number-columns-repeated="23"/>
          <table:table-cell office:value-type="float" office:value="4650000" calcext:value-type="float">
            <text:p>4650000</text:p>
          </table:table-cell>
          <table:table-cell office:value-type="float" office:value="20160516" calcext:value-type="float">
            <text:p>20160516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5" calcext:value-type="float">
            <text:p>3069410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5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MERRIMAN WOODS APARTMENTS</text:p>
          </table:table-cell>
          <table:table-cell office:value-type="string" calcext:value-type="string">
            <text:p>19276 MERRIMAN ROAD</text:p>
          </table:table-cell>
          <table:table-cell office:value-type="string" calcext:value-type="string">
            <text:p>LIVONIA</text:p>
          </table:table-cell>
          <table:table-cell office:value-type="string" calcext:value-type="string">
            <text:p>MI</text:p>
          </table:table-cell>
          <table:table-cell office:value-type="float" office:value="48152" calcext:value-type="float">
            <text:p>48152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MF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5954.66" calcext:value-type="float">
            <text:p>3285954.66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15" calcext:value-type="float">
            <text:p>20160615</text:p>
          </table:table-cell>
          <table:table-cell office:value-type="float" office:value="5900000" calcext:value-type="float">
            <text:p>5900000</text:p>
          </table:table-cell>
          <table:table-cell table:number-columns-repeated="23"/>
          <table:table-cell office:value-type="float" office:value="5900000" calcext:value-type="float">
            <text:p>5900000</text:p>
          </table:table-cell>
          <table:table-cell office:value-type="float" office:value="20160615" calcext:value-type="float">
            <text:p>20160615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6" calcext:value-type="float">
            <text:p>3069410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HILLSIDE WOODS I SENIOR APARTMENTS</text:p>
          </table:table-cell>
          <table:table-cell office:value-type="string" calcext:value-type="string">
            <text:p>3280 HILLSIDE DRIVE</text:p>
          </table:table-cell>
          <table:table-cell office:value-type="string" calcext:value-type="string">
            <text:p>DELAFIELD</text:p>
          </table:table-cell>
          <table:table-cell office:value-type="string" calcext:value-type="string">
            <text:p>WI</text:p>
          </table:table-cell>
          <table:table-cell office:value-type="float" office:value="53018" calcext:value-type="float">
            <text:p>53018</text:p>
          </table:table-cell>
          <table:table-cell office:value-type="string" calcext:value-type="string">
            <text:p>WAUKESHA</text:p>
          </table:table-cell>
          <table:table-cell office:value-type="string" calcext:value-type="string">
            <text:p>HC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2924.17" calcext:value-type="float">
            <text:p>2732924.1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09" calcext:value-type="float">
            <text:p>20160609</text:p>
          </table:table-cell>
          <table:table-cell office:value-type="float" office:value="4550000" calcext:value-type="float">
            <text:p>4550000</text:p>
          </table:table-cell>
          <table:table-cell table:number-columns-repeated="23"/>
          <table:table-cell office:value-type="float" office:value="4550000" calcext:value-type="float">
            <text:p>4550000</text:p>
          </table:table-cell>
          <table:table-cell office:value-type="float" office:value="20160609" calcext:value-type="float">
            <text:p>20160609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F16K59</text:p>
          </table:table-cell>
          <table:table-cell office:value-type="float" office:value="306941067" calcext:value-type="float">
            <text:p>3069410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7-001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PALM TERRACE ESTATES MHP</text:p>
          </table:table-cell>
          <table:table-cell office:value-type="string" calcext:value-type="string">
            <text:p>2711 MAR VISTA DRIVE</text:p>
          </table:table-cell>
          <table:table-cell office:value-type="string" calcext:value-type="string">
            <text:p>APTOS</text:p>
          </table:table-cell>
          <table:table-cell office:value-type="string" calcext:value-type="string">
            <text:p>CA</text:p>
          </table:table-cell>
          <table:table-cell office:value-type="float" office:value="95003" calcext:value-type="float">
            <text:p>95003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MF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096.44" calcext:value-type="float">
            <text:p>1809096.4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160628" calcext:value-type="float">
            <text:p>20160628</text:p>
          </table:table-cell>
          <table:table-cell office:value-type="float" office:value="2840000" calcext:value-type="float">
            <text:p>2840000</text:p>
          </table:table-cell>
          <table:table-cell table:number-columns-repeated="23"/>
          <table:table-cell office:value-type="float" office:value="2840000" calcext:value-type="float">
            <text:p>2840000</text:p>
          </table:table-cell>
          <table:table-cell office:value-type="float" office:value="20160628" calcext:value-type="float">
            <text:p>20160628</text:p>
          </table:table-cell>
          <table:table-cell table:number-columns-repeated="16"/>
          <table:table-cell office:value-type="float" office:value="20161129" calcext:value-type="float">
            <text:p>20161129</text:p>
          </table:table-cell>
          <table:table-cell table:number-columns-repeated="16"/>
          <table:table-cell office:value-type="string" calcext:value-type="string">
            <text:p>CMSA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23" meta:object-count="0"/>
    <meta:generator>LibreOffice/5.1.4.2$Linux_X86_64 LibreOffice_project/10m0$Build-2</meta:generator>
  </office:meta>
</office:document-meta>
</file>